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ejaVu Sans" svg:font-family="'DejaVu Sans'"/>
    <style:font-face style:name="Noto Sans CJK SC1" svg:font-family="'Noto Sans CJK S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solid" svg:stroke-width="0cm" svg:stroke-color="#000000" draw:fill="solid" draw:fill-color="#adc5e7" draw:textarea-vertical-align="top" draw:auto-grow-height="false" fo:min-height="12.795cm" fo:min-width="20.914cm" fo:padding-top="0.125cm" fo:padding-bottom="0.125cm" fo:padding-left="0.25cm" fo:padding-right="0.25cm" fo:wrap-option="wrap"/>
    </style:style>
    <style:style style:name="gr2" style:family="graphic" style:parent-style-name="Default_5f_1">
      <style:graphic-properties draw:stroke="none" svg:stroke-width="0cm" draw:fill="solid" draw:fill-color="#0066b3" draw:textarea-vertical-align="middle" draw:auto-grow-height="false" draw:fit-to-size="false" style:shrink-to-fit="false" fo:min-height="10.749cm" fo:min-width="13.248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3" style:family="graphic" style:parent-style-name="Default_5f_1" style:list-style-name="L8">
      <style:graphic-properties draw:stroke="none" svg:stroke-width="0cm" draw:fill="solid" draw:fill-color="#0066b3" draw:textarea-vertical-align="middle" draw:auto-grow-height="false" draw:fit-to-size="false" style:shrink-to-fit="false" fo:min-height="4.659cm" fo:min-width="3.487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4" style:family="graphic" style:parent-style-name="Default_5f_1">
      <style:graphic-properties draw:stroke="none" svg:stroke-width="0cm" draw:fill="solid" draw:fill-color="#72bf44" draw:textarea-vertical-align="middle" draw:auto-grow-height="false" draw:fit-to-size="false" style:shrink-to-fit="false" fo:min-height="2.784cm" fo:min-width="6.13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5" style:family="graphic" style:parent-style-name="Default_5f_1">
      <style:graphic-properties draw:stroke="solid" svg:stroke-width="0cm" svg:stroke-color="#3465a4" draw:fill="solid" draw:fill-color="#00aaad" draw:textarea-vertical-align="top" draw:auto-grow-height="false" fo:min-height="2.113cm" fo:min-width="0cm" fo:padding-top="0.125cm" fo:padding-bottom="0.125cm" fo:padding-left="0.25cm" fo:padding-right="0.25cm" fo:wrap-option="wrap"/>
    </style:style>
    <style:style style:name="gr6" style:family="graphic" style:parent-style-name="Default_5f_1" style:list-style-name="L8">
      <style:graphic-properties draw:stroke="none" svg:stroke-width="0cm" draw:fill="solid" draw:fill-color="#21409a" draw:textarea-vertical-align="middle" draw:auto-grow-height="false" draw:fit-to-size="false" style:shrink-to-fit="false" fo:min-height="3.119cm" fo:min-width="3.199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7" style:family="graphic" style:parent-style-name="Default_5f_1" style:list-style-name="L9">
      <style:graphic-properties draw:stroke="none" svg:stroke-width="0cm" draw:fill="solid" draw:fill-color="#21409a" draw:textarea-vertical-align="middle" draw:auto-grow-height="false" draw:fit-to-size="false" style:shrink-to-fit="false" fo:min-height="1.176cm" fo:min-width="1.375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8" style:family="graphic" style:parent-style-name="Default_5f_1">
      <style:graphic-properties draw:stroke="solid" svg:stroke-width="0cm" svg:stroke-color="#000000" draw:fill="solid" draw:fill-color="#729fcf" draw:textarea-vertical-align="top" draw:auto-grow-height="false" fo:min-height="3.052cm" fo:min-width="1.024cm" fo:padding-top="0.125cm" fo:padding-bottom="0.125cm" fo:padding-left="0.25cm" fo:padding-right="0.25cm" fo:wrap-option="wrap"/>
    </style:style>
    <style:style style:name="gr9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0.391cm" fo:min-width="2.112cm" fo:padding-top="0.125cm" fo:padding-bottom="0.125cm" fo:padding-left="0.25cm" fo:padding-right="0.25cm" fo:wrap-option="wrap"/>
    </style:style>
    <style:style style:name="gr10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1.053cm" fo:min-width="7.387cm" fo:padding-top="0.125cm" fo:padding-bottom="0.125cm" fo:padding-left="0.25cm" fo:padding-right="0.25cm" fo:wrap-option="wrap"/>
    </style:style>
    <style:style style:name="gr11" style:family="graphic" style:parent-style-name="Default_5f_1" style:list-style-name="L10">
      <style:graphic-properties draw:stroke="none" svg:stroke-width="0cm" draw:fill="solid" draw:fill-color="#72bf44" draw:textarea-vertical-align="middle" draw:auto-grow-height="false" draw:fit-to-size="false" style:shrink-to-fit="false" fo:min-height="0.782cm" fo:min-width="1.379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12" style:family="graphic" style:parent-style-name="Default_5f_1" style:list-style-name="L11">
      <style:graphic-properties draw:stroke="none" svg:stroke-width="0cm" draw:fill="solid" draw:fill-color="#21409a" draw:textarea-vertical-align="middle" draw:auto-grow-height="false" draw:fit-to-size="false" style:shrink-to-fit="false" fo:min-height="0.786cm" fo:min-width="1.415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13" style:family="graphic" style:parent-style-name="Object_20_without_20_fill_5f_1">
      <style:graphic-properties svg:stroke-color="#000000" draw:marker-start="Arrow" draw:marker-start-width="0.152cm" draw:marker-end="Arrow" draw:marker-end-width="0.152cm" draw:fill="none" draw:textarea-vertical-align="middle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319cm"/>
    </style:style>
    <style:style style:name="gr15" style:family="graphic" style:parent-style-name="Default_5f_1" style:list-style-name="L2">
      <style:graphic-properties draw:stroke="none" svg:stroke-color="#000000" draw:fill="none" draw:fill-color="#ffffff" draw:textarea-horizontal-align="left" draw:auto-grow-height="true" draw:auto-grow-width="false" fo:min-height="1.101cm" fo:min-width="0cm"/>
    </style:style>
    <style:style style:name="gr16" style:family="graphic" style:parent-style-name="Object_20_without_20_fill_5f_1">
      <style:graphic-properties svg:stroke-color="#000000" draw:marker-end="Arrow" draw:marker-end-width="0.152cm" draw:fill="none" draw:textarea-vertical-align="middle"/>
    </style:style>
    <style:style style:name="gr17" style:family="graphic">
      <style:graphic-properties style:protect="size"/>
    </style:style>
    <style:style style:name="gr18" style:family="graphic" style:parent-style-name="Default_5f_1">
      <style:graphic-properties draw:stroke="solid" svg:stroke-width="0cm" svg:stroke-color="#000000" draw:fill="solid" draw:fill-color="#adc5e7" draw:textarea-vertical-align="top" draw:auto-grow-height="false" fo:min-height="12.194cm" fo:min-width="22.664cm" fo:padding-top="0.125cm" fo:padding-bottom="0.125cm" fo:padding-left="0.25cm" fo:padding-right="0.25cm" fo:wrap-option="wrap"/>
    </style:style>
    <style:style style:name="gr19" style:family="graphic" style:parent-style-name="Default_5f_1">
      <style:graphic-properties draw:stroke="none" svg:stroke-width="0cm" draw:fill="solid" draw:fill-color="#0066b3" draw:textarea-vertical-align="middle" draw:auto-grow-height="false" draw:fit-to-size="false" style:shrink-to-fit="false" fo:min-height="9.919cm" fo:min-width="9.654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20" style:family="graphic" style:parent-style-name="Default_5f_1">
      <style:graphic-properties draw:stroke="solid" svg:stroke-width="0cm" svg:stroke-color="#3465a4" draw:fill="solid" draw:fill-color="#0066b3" draw:textarea-vertical-align="middle" draw:auto-grow-height="false" draw:fit-to-size="false" style:shrink-to-fit="false" fo:min-height="0.861cm" fo:min-width="2.802cm" fo:padding-top="0.125cm" fo:padding-bottom="0.125cm" fo:padding-left="0.25cm" fo:padding-right="0.25cm" fo:wrap-option="no-wrap"/>
    </style:style>
    <style:style style:name="gr21" style:family="graphic" style:parent-style-name="Default_5f_1">
      <style:graphic-properties draw:stroke="none" svg:stroke-width="0cm" draw:fill="solid" draw:fill-color="#72bf44" draw:textarea-vertical-align="middle" draw:auto-grow-height="false" draw:fit-to-size="false" style:shrink-to-fit="false" fo:min-height="1.08cm" fo:min-width="1.782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22" style:family="graphic" style:parent-style-name="Default_5f_1">
      <style:graphic-properties draw:stroke="none" svg:stroke-width="0cm" draw:fill="solid" draw:fill-color="#21409a" draw:textarea-vertical-align="middle" draw:auto-grow-height="false" draw:fit-to-size="false" style:shrink-to-fit="false" fo:min-height="2.918cm" fo:min-width="1.628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23" style:family="graphic" style:parent-style-name="Default_5f_1" style:list-style-name="L6">
      <style:graphic-properties draw:stroke="none" svg:stroke-width="0cm" draw:fill="solid" draw:fill-color="#0066b3" draw:textarea-vertical-align="middle" draw:auto-grow-height="false" draw:fit-to-size="false" style:shrink-to-fit="false" fo:min-height="3.126cm" fo:min-width="3.484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24" style:family="graphic" style:parent-style-name="Default_5f_1">
      <style:graphic-properties draw:stroke="none" svg:stroke-width="0cm" draw:fill="solid" draw:fill-color="#21409a" draw:textarea-vertical-align="middle" draw:auto-grow-height="false" draw:fit-to-size="false" style:shrink-to-fit="false" fo:min-height="1.353cm" fo:min-width="2.024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25" style:family="graphic" style:parent-style-name="Default_5f_1">
      <style:graphic-properties draw:stroke="none" draw:fill="none" fo:min-height="1.026cm"/>
    </style:style>
    <style:style style:name="gr26" style:family="graphic" style:parent-style-name="Default_5f_1">
      <style:graphic-properties draw:stroke="solid" svg:stroke-width="0cm" svg:stroke-color="#000000" draw:fill="solid" draw:fill-color="#adc5e7" draw:textarea-vertical-align="top" draw:auto-grow-height="false" fo:min-height="2.06cm" fo:min-width="3.562cm" fo:padding-top="0.125cm" fo:padding-bottom="0.125cm" fo:padding-left="0.25cm" fo:padding-right="0.25cm" fo:wrap-option="wrap"/>
    </style:style>
    <style:style style:name="gr27" style:family="graphic" style:parent-style-name="Default_5f_1" style:list-style-name="L8">
      <style:graphic-properties draw:stroke="dash" draw:stroke-dash="Fine_20_Dashed" svg:stroke-width="0cm" svg:stroke-color="#3465a4" draw:fill="solid" draw:fill-color="#0066b3" draw:textarea-vertical-align="middle" draw:auto-grow-height="false" draw:fit-to-size="false" style:shrink-to-fit="false" fo:min-height="1.698cm" fo:min-width="1.935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28" style:family="graphic" style:parent-style-name="Default_5f_1">
      <style:graphic-properties draw:stroke="solid" svg:stroke-width="0cm" svg:stroke-color="#3465a4" draw:fill="solid" draw:fill-color="#00aaad" draw:textarea-vertical-align="top" draw:auto-grow-height="false" fo:min-height="0.026cm" fo:min-width="0cm" fo:padding-top="0.125cm" fo:padding-bottom="0.125cm" fo:padding-left="0.25cm" fo:padding-right="0.25cm" fo:wrap-option="wrap"/>
    </style:style>
    <style:style style:name="gr29" style:family="graphic" style:parent-style-name="Default_5f_1" style:list-style-name="L8">
      <style:graphic-properties draw:stroke="none" svg:stroke-width="0cm" draw:fill="solid" draw:fill-color="#0066b3" draw:textarea-vertical-align="middle" draw:auto-grow-height="false" draw:fit-to-size="false" style:shrink-to-fit="false" fo:min-height="0.603cm" fo:min-width="0.559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30" style:family="graphic" style:parent-style-name="Default_5f_1">
      <style:graphic-properties draw:stroke="none" svg:stroke-width="0cm" draw:fill="solid" draw:fill-color="#21409a" draw:textarea-vertical-align="middle" draw:auto-grow-height="false" draw:fit-to-size="false" style:shrink-to-fit="false" fo:min-height="0cm" fo:min-width="0.558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31" style:family="graphic" style:parent-style-name="Default_5f_1">
      <style:graphic-properties draw:stroke="none" svg:stroke-width="0cm" draw:fill="solid" draw:fill-color="#72bf44" draw:textarea-vertical-align="middle" draw:auto-grow-height="false" draw:fit-to-size="false" style:shrink-to-fit="false" fo:min-height="0.369cm" fo:min-width="0.935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32" style:family="graphic" style:parent-style-name="Default_5f_1">
      <style:graphic-properties draw:stroke="none" svg:stroke-width="0cm" draw:fill="solid" draw:fill-color="#21409a" draw:textarea-vertical-align="middle" draw:auto-grow-height="false" draw:fit-to-size="false" style:shrink-to-fit="false" fo:min-height="0.047cm" fo:min-width="0.951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33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0.349cm" fo:min-width="1.801cm" fo:padding-top="0.125cm" fo:padding-bottom="0.125cm" fo:padding-left="0.25cm" fo:padding-right="0.25cm" fo:wrap-option="wrap"/>
    </style:style>
    <style:style style:name="gr34" style:family="graphic" style:parent-style-name="Default_5f_1" style:list-style-name="L10">
      <style:graphic-properties draw:stroke="none" svg:stroke-width="0cm" draw:fill="solid" draw:fill-color="#72bf44" draw:textarea-vertical-align="middle" draw:auto-grow-height="false" draw:fit-to-size="false" style:shrink-to-fit="false" fo:min-height="0.072cm" fo:min-width="0.094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35" style:family="graphic" style:parent-style-name="Default_5f_1">
      <style:graphic-properties draw:stroke="solid" svg:stroke-width="0cm" svg:stroke-color="#3465a4" draw:fill="solid" draw:fill-color="#00aaad" draw:textarea-vertical-align="top" draw:auto-grow-height="false" fo:min-height="0.17cm" fo:min-width="0cm" fo:padding-top="0.125cm" fo:padding-bottom="0.125cm" fo:padding-left="0.25cm" fo:padding-right="0.25cm" fo:wrap-option="wrap"/>
    </style:style>
    <style:style style:name="gr36" style:family="graphic" style:parent-style-name="Default_5f_1" style:list-style-name="L8">
      <style:graphic-properties draw:stroke="none" svg:stroke-width="0cm" draw:fill="solid" draw:fill-color="#21409a" draw:textarea-vertical-align="middle" draw:auto-grow-height="false" draw:fit-to-size="false" style:shrink-to-fit="false" fo:min-height="0cm" fo:min-width="0.598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37" style:family="graphic" style:parent-style-name="Default_5f_1">
      <style:graphic-properties draw:stroke="none" svg:stroke-width="0cm" draw:fill="solid" draw:fill-color="#21409a" draw:textarea-vertical-align="middle" draw:auto-grow-height="false" draw:fit-to-size="false" style:shrink-to-fit="false" fo:min-height="0.028cm" fo:min-width="1.404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38" style:family="graphic" style:parent-style-name="Default_5f_1" style:list-style-name="L8">
      <style:graphic-properties draw:stroke="none" svg:stroke-width="0cm" draw:fill="solid" draw:fill-color="#21409a" draw:textarea-vertical-align="middle" draw:auto-grow-height="false" draw:fit-to-size="false" style:shrink-to-fit="false" fo:min-height="0cm" fo:min-width="0.92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39" style:family="graphic" style:parent-style-name="Default_5f_1">
      <style:graphic-properties draw:stroke="solid" svg:stroke-width="0cm" svg:stroke-color="#000000" draw:fill="solid" draw:fill-color="#729fcf" draw:textarea-vertical-align="top" draw:auto-grow-height="false" fo:min-height="1.783cm" fo:min-width="1.274cm" fo:padding-top="0.125cm" fo:padding-bottom="0.125cm" fo:padding-left="0.25cm" fo:padding-right="0.25cm" fo:wrap-option="wrap"/>
    </style:style>
    <style:style style:name="gr40" style:family="graphic" style:parent-style-name="Default_5f_1" style:list-style-name="L8">
      <style:graphic-properties draw:stroke="none" svg:stroke-width="0cm" draw:fill="none" draw:textarea-vertical-align="top" draw:auto-grow-height="false" draw:fit-to-size="false" style:shrink-to-fit="false" fo:min-height="0.069cm" fo:min-width="1.961cm" fo:padding-top="0.125cm" fo:padding-bottom="0.125cm" fo:padding-left="0.25cm" fo:padding-right="0.25cm" fo:wrap-option="wrap"/>
    </style:style>
    <style:style style:name="gr41" style:family="graphic" style:parent-style-name="Default_5f_1" style:list-style-name="L8">
      <style:graphic-properties draw:stroke="none" svg:stroke-width="0cm" draw:fill="none" draw:textarea-vertical-align="top" draw:auto-grow-height="false" draw:fit-to-size="false" style:shrink-to-fit="false" fo:min-height="0.069cm" fo:min-width="1.961cm" fo:padding-top="0.125cm" fo:padding-bottom="0.125cm" fo:padding-left="0.25cm" fo:padding-right="0.25cm" fo:wrap-option="wrap"/>
    </style:style>
    <style:style style:name="gr42" style:family="graphic" style:parent-style-name="Default_5f_1" style:list-style-name="L8">
      <style:graphic-properties draw:stroke="none" svg:stroke-width="0cm" draw:fill="none" draw:textarea-vertical-align="top" draw:auto-grow-height="false" draw:fit-to-size="false" style:shrink-to-fit="false" fo:min-height="0.069cm" fo:min-width="1.961cm" fo:padding-top="0.125cm" fo:padding-bottom="0.125cm" fo:padding-left="0.25cm" fo:padding-right="0.25cm" fo:wrap-option="wrap"/>
    </style:style>
    <style:style style:name="gr43" style:family="graphic" style:parent-style-name="Object_20_without_20_fill_5f_1">
      <style:graphic-properties draw:marker-end="Arrow" draw:marker-end-width="0.3cm" draw:fill="none" draw:textarea-vertical-align="middle"/>
    </style:style>
    <style:style style:name="gr44" style:family="graphic" style:parent-style-name="standard">
      <style:graphic-properties draw:stroke="solid" svg:stroke-width="0cm" svg:stroke-color="#000000" draw:fill="solid" draw:fill-color="#729fcf" draw:textarea-vertical-align="top" draw:auto-grow-height="false" fo:min-height="1.783cm" fo:min-width="1.274cm" fo:padding-top="0.125cm" fo:padding-bottom="0.125cm" fo:padding-left="0.25cm" fo:padding-right="0.25cm" fo:wrap-option="wrap"/>
    </style:style>
    <style:style style:name="gr45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069cm" fo:min-width="1.961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cm" svg:stroke-color="#000000" draw:fill="solid" draw:fill-color="#adc5e7" draw:textarea-vertical-align="top" draw:auto-grow-height="false" fo:min-height="2.06cm" fo:min-width="3.562cm" fo:padding-top="0.125cm" fo:padding-bottom="0.125cm" fo:padding-left="0.25cm" fo:padding-right="0.25cm" fo:wrap-option="wrap"/>
    </style:style>
    <style:style style:name="gr47" style:family="graphic" style:parent-style-name="standard" style:list-style-name="L8">
      <style:graphic-properties draw:stroke="dash" draw:stroke-dash="Fine_20_Dashed" svg:stroke-width="0cm" svg:stroke-color="#3465a4" draw:fill="solid" draw:fill-color="#0066b3" draw:textarea-vertical-align="middle" draw:auto-grow-height="false" draw:fit-to-size="false" style:shrink-to-fit="false" fo:min-height="1.698cm" fo:min-width="1.935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48" style:family="graphic" style:parent-style-name="standard">
      <style:graphic-properties draw:stroke="solid" svg:stroke-width="0cm" svg:stroke-color="#3465a4" draw:fill="solid" draw:fill-color="#00aaad" draw:textarea-vertical-align="top" draw:auto-grow-height="false" fo:min-height="0.026cm" fo:min-width="0cm" fo:padding-top="0.125cm" fo:padding-bottom="0.125cm" fo:padding-left="0.25cm" fo:padding-right="0.25cm" fo:wrap-option="wrap"/>
    </style:style>
    <style:style style:name="gr49" style:family="graphic" style:parent-style-name="standard" style:list-style-name="L8">
      <style:graphic-properties draw:stroke="none" svg:stroke-width="0cm" draw:fill="solid" draw:fill-color="#0066b3" draw:textarea-vertical-align="middle" draw:auto-grow-height="false" draw:fit-to-size="false" style:shrink-to-fit="false" fo:min-height="0.603cm" fo:min-width="0.559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50" style:family="graphic" style:parent-style-name="standard">
      <style:graphic-properties draw:stroke="none" svg:stroke-width="0cm" draw:fill="solid" draw:fill-color="#21409a" draw:textarea-vertical-align="middle" draw:auto-grow-height="false" draw:fit-to-size="false" style:shrink-to-fit="false" fo:min-height="0cm" fo:min-width="0.558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51" style:family="graphic" style:parent-style-name="standard">
      <style:graphic-properties draw:stroke="none" svg:stroke-width="0cm" draw:fill="solid" draw:fill-color="#72bf44" draw:textarea-vertical-align="middle" draw:auto-grow-height="false" draw:fit-to-size="false" style:shrink-to-fit="false" fo:min-height="0.369cm" fo:min-width="0.935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52" style:family="graphic" style:parent-style-name="standard">
      <style:graphic-properties draw:stroke="none" svg:stroke-width="0cm" draw:fill="solid" draw:fill-color="#21409a" draw:textarea-vertical-align="middle" draw:auto-grow-height="false" draw:fit-to-size="false" style:shrink-to-fit="false" fo:min-height="0.047cm" fo:min-width="0.951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53" style:family="graphic" style:parent-style-name="standard" style:list-style-name="L10">
      <style:graphic-properties draw:stroke="none" svg:stroke-width="0cm" draw:fill="solid" draw:fill-color="#72bf44" draw:textarea-vertical-align="middle" draw:auto-grow-height="false" draw:fit-to-size="false" style:shrink-to-fit="false" fo:min-height="0.072cm" fo:min-width="0.094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54" style:family="graphic" style:parent-style-name="standard">
      <style:graphic-properties draw:stroke="solid" svg:stroke-width="0cm" svg:stroke-color="#3465a4" draw:fill="solid" draw:fill-color="#00aaad" draw:textarea-vertical-align="top" draw:auto-grow-height="false" fo:min-height="0.17cm" fo:min-width="0cm" fo:padding-top="0.125cm" fo:padding-bottom="0.125cm" fo:padding-left="0.25cm" fo:padding-right="0.25cm" fo:wrap-option="wrap"/>
    </style:style>
    <style:style style:name="gr55" style:family="graphic" style:parent-style-name="standard" style:list-style-name="L8">
      <style:graphic-properties draw:stroke="none" svg:stroke-width="0cm" draw:fill="solid" draw:fill-color="#21409a" draw:textarea-vertical-align="middle" draw:auto-grow-height="false" draw:fit-to-size="false" style:shrink-to-fit="false" fo:min-height="0cm" fo:min-width="0.598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56" style:family="graphic" style:parent-style-name="standard">
      <style:graphic-properties draw:stroke="none" svg:stroke-width="0cm" draw:fill="solid" draw:fill-color="#21409a" draw:textarea-vertical-align="middle" draw:auto-grow-height="false" draw:fit-to-size="false" style:shrink-to-fit="false" fo:min-height="0.028cm" fo:min-width="1.404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57" style:family="graphic" style:parent-style-name="standard" style:list-style-name="L8">
      <style:graphic-properties draw:stroke="none" svg:stroke-width="0cm" draw:fill="solid" draw:fill-color="#21409a" draw:textarea-vertical-align="middle" draw:auto-grow-height="false" draw:fit-to-size="false" style:shrink-to-fit="false" fo:min-height="0cm" fo:min-width="0.92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58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069cm" fo:min-width="1.961cm" fo:padding-top="0.125cm" fo:padding-bottom="0.125cm" fo:padding-left="0.25cm" fo:padding-right="0.25cm" fo:wrap-option="wrap"/>
    </style:style>
    <style:style style:name="gr59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069cm" fo:min-width="1.961cm" fo:padding-top="0.125cm" fo:padding-bottom="0.125cm" fo:padding-left="0.25cm" fo:padding-right="0.25cm" fo:wrap-option="wrap"/>
    </style:style>
    <style:style style:name="gr60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069cm" fo:min-width="1.961cm" fo:padding-top="0.125cm" fo:padding-bottom="0.125cm" fo:padding-left="0.25cm" fo:padding-right="0.25cm" fo:wrap-option="wrap"/>
    </style:style>
    <style:style style:name="gr61" style:family="graphic" style:parent-style-name="objectwithoutfill">
      <style:graphic-properties draw:marker-end="Arrow" draw:marker-end-width="0.3cm" draw:fill="none" draw:textarea-vertical-align="middl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.755cm"/>
    </style:style>
    <style:style style:name="gr63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069cm" fo:min-width="1.961cm" fo:padding-top="0.125cm" fo:padding-bottom="0.125cm" fo:padding-left="0.25cm" fo:padding-right="0.25cm" fo:wrap-option="wrap"/>
    </style:style>
    <style:style style:name="gr64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65" style:family="graphic" style:parent-style-name="objectwithoutfill">
      <style:graphic-properties svg:stroke-color="#cccccc" draw:marker-end="Arrow" draw:marker-end-width="0.3cm" draw:fill="none" draw:fill-color="#999999" draw:textarea-vertical-align="middle"/>
    </style:style>
    <style:style style:name="gr66" style:family="graphic" style:parent-style-name="standard" style:list-style-name="L8">
      <style:graphic-properties draw:stroke="dash" draw:stroke-dash="Fine_20_Dashed" svg:stroke-width="0cm" svg:stroke-color="#3465a4" draw:fill="solid" draw:fill-color="#0066b3" draw:textarea-vertical-align="middle" draw:auto-grow-height="false" draw:fit-to-size="false" style:shrink-to-fit="false" fo:min-height="1.698cm" fo:min-width="1.935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67" style:family="graphic" style:parent-style-name="standard" style:list-style-name="L8">
      <style:graphic-properties draw:stroke="none" svg:stroke-width="0cm" draw:fill="solid" draw:fill-color="#0066b3" draw:textarea-vertical-align="middle" draw:auto-grow-height="false" draw:fit-to-size="false" style:shrink-to-fit="false" fo:min-height="0.603cm" fo:min-width="0.559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68" style:family="graphic" style:parent-style-name="standard" style:list-style-name="L10">
      <style:graphic-properties draw:stroke="none" svg:stroke-width="0cm" draw:fill="solid" draw:fill-color="#72bf44" draw:textarea-vertical-align="middle" draw:auto-grow-height="false" draw:fit-to-size="false" style:shrink-to-fit="false" fo:min-height="0.072cm" fo:min-width="0.094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69" style:family="graphic" style:parent-style-name="standard" style:list-style-name="L8">
      <style:graphic-properties draw:stroke="none" svg:stroke-width="0cm" draw:fill="solid" draw:fill-color="#21409a" draw:textarea-vertical-align="middle" draw:auto-grow-height="false" draw:fit-to-size="false" style:shrink-to-fit="false" fo:min-height="0cm" fo:min-width="0.598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70" style:family="graphic" style:parent-style-name="standard" style:list-style-name="L8">
      <style:graphic-properties draw:stroke="none" svg:stroke-width="0cm" draw:fill="solid" draw:fill-color="#21409a" draw:textarea-vertical-align="middle" draw:auto-grow-height="false" draw:fit-to-size="false" style:shrink-to-fit="false" fo:min-height="0cm" fo:min-width="0.92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71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3.621cm" fo:min-width="3.378cm" fo:padding-top="0.125cm" fo:padding-bottom="0.125cm" fo:padding-left="0.25cm" fo:padding-right="0.25cm" fo:wrap-option="wrap"/>
    </style:style>
    <style:style style:name="gr72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069cm" fo:min-width="1.961cm" fo:padding-top="0.125cm" fo:padding-bottom="0.125cm" fo:padding-left="0.25cm" fo:padding-right="0.25cm" fo:wrap-option="wrap"/>
    </style:style>
    <style:style style:name="gr73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069cm" fo:min-width="1.961cm" fo:padding-top="0.125cm" fo:padding-bottom="0.125cm" fo:padding-left="0.25cm" fo:padding-right="0.25cm" fo:wrap-option="wrap"/>
    </style:style>
    <style:style style:name="gr74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069cm" fo:min-width="1.961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.755cm"/>
    </style:style>
    <style:style style:name="gr76" style:family="graphic" style:parent-style-name="standard">
      <style:graphic-properties draw:fill-color="#9d85be" draw:textarea-horizontal-align="justify" draw:textarea-vertical-align="middle" draw:auto-grow-height="false" fo:min-height="0.648cm" fo:min-width="0.398cm"/>
    </style:style>
    <style:style style:name="gr77" style:family="graphic" style:parent-style-name="standard" style:list-style-name="L8">
      <style:graphic-properties draw:stroke="dash" draw:stroke-dash="Fine_20_Dashed" svg:stroke-width="0cm" svg:stroke-color="#3465a4" draw:fill="solid" draw:fill-color="#0066b3" draw:textarea-vertical-align="middle" draw:auto-grow-height="false" draw:fit-to-size="false" style:shrink-to-fit="false" fo:min-height="1.698cm" fo:min-width="1.935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78" style:family="graphic" style:parent-style-name="standard" style:list-style-name="L8">
      <style:graphic-properties draw:stroke="none" svg:stroke-width="0cm" draw:fill="solid" draw:fill-color="#0066b3" draw:textarea-vertical-align="middle" draw:auto-grow-height="false" draw:fit-to-size="false" style:shrink-to-fit="false" fo:min-height="0.603cm" fo:min-width="0.559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79" style:family="graphic" style:parent-style-name="standard" style:list-style-name="L10">
      <style:graphic-properties draw:stroke="none" svg:stroke-width="0cm" draw:fill="solid" draw:fill-color="#72bf44" draw:textarea-vertical-align="middle" draw:auto-grow-height="false" draw:fit-to-size="false" style:shrink-to-fit="false" fo:min-height="0.072cm" fo:min-width="0.094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80" style:family="graphic" style:parent-style-name="standard" style:list-style-name="L8">
      <style:graphic-properties draw:stroke="none" svg:stroke-width="0cm" draw:fill="solid" draw:fill-color="#21409a" draw:textarea-vertical-align="middle" draw:auto-grow-height="false" draw:fit-to-size="false" style:shrink-to-fit="false" fo:min-height="0cm" fo:min-width="0.598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81" style:family="graphic" style:parent-style-name="standard" style:list-style-name="L8">
      <style:graphic-properties draw:stroke="none" svg:stroke-width="0cm" draw:fill="solid" draw:fill-color="#21409a" draw:textarea-vertical-align="middle" draw:auto-grow-height="false" draw:fit-to-size="false" style:shrink-to-fit="false" fo:min-height="0cm" fo:min-width="0.92cm" fo:padding-top="0.125cm" fo:padding-bottom="0.125cm" fo:padding-left="0.25cm" fo:padding-right="0.25cm" fo:wrap-option="wrap" draw:shadow="visible" draw:shadow-offset-x="0cm" draw:shadow-offset-y="0.053cm" draw:shadow-color="#000000" draw:shadow-opacity="63%"/>
    </style:style>
    <style:style style:name="gr82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069cm" fo:min-width="1.961cm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solid" svg:stroke-width="0cm" svg:stroke-color="#000000" draw:fill="solid" draw:fill-color="#00aaad" draw:textarea-vertical-align="top" draw:auto-grow-height="false" fo:min-height="1.783cm" fo:min-width="1.274cm" fo:padding-top="0.125cm" fo:padding-bottom="0.125cm" fo:padding-left="0.25cm" fo:padding-right="0.25cm" fo:wrap-option="wrap"/>
    </style:style>
    <style:style style:name="gr84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069cm" fo:min-width="1.961cm" fo:padding-top="0.125cm" fo:padding-bottom="0.125cm" fo:padding-left="0.25cm" fo:padding-right="0.25cm" fo:wrap-option="wrap"/>
    </style:style>
    <style:style style:name="gr85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069cm" fo:min-width="1.961cm" fo:padding-top="0.125cm" fo:padding-bottom="0.125cm" fo:padding-left="0.25cm" fo:padding-right="0.25cm" fo:wrap-option="wrap"/>
    </style:style>
    <style:style style:name="gr86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069cm" fo:min-width="1.961cm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fill-color="#9d85be" draw:textarea-horizontal-align="justify" draw:textarea-vertical-align="middle" draw:auto-grow-height="false" fo:min-height="2.266cm" fo:min-width="2.016cm"/>
    </style:style>
    <style:style style:name="gr88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2.221cm" fo:min-width="0cm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loext:graphic-properties draw:fill="solid" draw:fill-color="#adc5e7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  <style:text-properties fo:font-size="18pt"/>
    </style:style>
    <style:style style:name="P3" style:family="paragraph">
      <loext:graphic-properties draw:fill="solid" draw:fill-color="#0066b3"/>
      <style:paragraph-properties fo:margin-top="0cm" fo:margin-bottom="0cm" fo:line-height="100%" fo:text-align="center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start"/>
      <style:text-properties fo:font-size="18pt"/>
    </style:style>
    <style:style style:name="P5" style:family="paragraph">
      <loext:graphic-properties draw:fill="solid" draw:fill-color="#72bf44"/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loext:graphic-properties draw:fill="solid" draw:fill-color="#00aaad"/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start">
        <style:tab-stops>
          <style:tab-stop style:position="0.311cm"/>
        </style:tab-stops>
      </style:paragraph-properties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0" style:family="paragraph">
      <loext:graphic-properties draw:fill="solid" draw:fill-color="#21409a"/>
      <style:paragraph-properties fo:margin-top="0cm" fo:margin-bottom="0cm" fo:line-height="100%" fo:text-align="start" style:font-independent-line-spacing="true">
        <style:tab-stops>
          <style:tab-stop style:position="0.311cm"/>
        </style:tab-stops>
      </style:paragraph-properties>
      <style:text-properties fo:color="#ffffff"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2" style:family="paragraph">
      <loext:graphic-properties draw:fill="solid" draw:fill-color="#21409a"/>
      <style:paragraph-properties fo:margin-left="0cm" fo:margin-right="0cm" fo:margin-top="0cm" fo:margin-bottom="0cm" fo:line-height="100%" fo:text-align="center" fo:text-indent="0cm" style:font-independent-line-spacing="true"/>
      <style:text-properties fo:font-size="18pt"/>
    </style:style>
    <style:style style:name="P13" style:family="paragraph">
      <loext:graphic-properties draw:fill="solid" draw:fill-color="#729fcf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6" style:family="paragraph">
      <loext:graphic-properties draw:fill="solid" draw:fill-color="#72bf44"/>
      <style:paragraph-properties fo:margin-top="0cm" fo:margin-bottom="0cm" fo:line-height="100%" fo:text-align="center" style:font-independent-line-spacing="true"/>
      <style:text-properties fo:font-size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text-properties fo:font-size="18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none" draw:fill-color="#ffffff"/>
      <style:text-properties fo:color="#ffffff" fo:font-size="18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solid" draw:fill-color="#21409a"/>
      <style:paragraph-properties fo:margin-top="0cm" fo:margin-bottom="0cm" fo:line-height="100%" fo:text-align="center" style:font-independent-line-spacing="true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font-size="18pt"/>
    </style:style>
    <style:style style:name="P25" style:family="paragraph">
      <loext:graphic-properties draw:fill="solid" draw:fill-color="#0066b3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6" style:family="paragraph">
      <loext:graphic-properties draw:fill="none"/>
      <style:text-properties fo:font-size="18pt"/>
    </style:style>
    <style:style style:name="P27" style:family="paragraph">
      <loext:graphic-properties draw:fill="solid" draw:fill-color="#21409a"/>
      <style:paragraph-properties fo:margin-top="0cm" fo:margin-bottom="0cm" fo:line-height="100%" fo:text-align="start" style:font-independent-line-spacing="true"/>
      <style:text-properties fo:font-size="18pt"/>
    </style:style>
    <style:style style:name="P28" style:family="paragraph">
      <style:paragraph-properties fo:text-align="center"/>
      <style:text-properties fo:font-size="16pt"/>
    </style:style>
    <style:style style:name="P29" style:family="paragraph">
      <loext:graphic-properties draw:fill="none" draw:fill-color="#ffffff"/>
      <style:paragraph-properties fo:text-align="center"/>
      <style:text-properties fo:color="#f3715a" fo:font-size="16pt" style:font-size-asian="16pt" style:font-size-complex="16pt"/>
    </style:style>
    <style:style style:name="P30" style:family="paragraph">
      <loext:graphic-properties draw:fill="none" draw:fill-color="#999999"/>
      <style:paragraph-properties fo:text-align="center"/>
    </style:style>
    <style:style style:name="P31" style:family="paragraph">
      <loext:graphic-properties draw:fill-color="#9d85be"/>
      <style:paragraph-properties fo:text-align="center"/>
    </style:style>
    <style:style style:name="P32" style:family="paragraph">
      <style:paragraph-properties fo:text-align="center"/>
      <style:text-properties fo:font-size="18pt"/>
    </style:style>
    <style:style style:name="P33" style:family="paragraph">
      <loext:graphic-properties draw:fill-color="#9d85be"/>
      <style:paragraph-properties fo:text-align="center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italic" style:text-underline-style="none" fo:font-weight="normal" style:font-name-asian="DejaVu Sans" style:font-size-asian="8pt" style:font-style-asian="italic" style:font-weight-asian="normal" style:font-name-complex="DejaVu Sans" style:font-size-complex="8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italic" style:text-underline-style="none" fo:font-weight="bold" style:font-name-asian="DejaVu Sans" style:font-size-asian="8pt" style:font-style-asian="italic" style:font-weight-asian="bold" style:font-name-complex="DejaVu Sans" style:font-size-complex="8pt" style:font-style-complex="italic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7pt" fo:letter-spacing="normal" fo:font-style="italic" style:text-underline-style="none" fo:font-weight="normal" style:font-name-asian="DejaVu Sans" style:font-size-asian="7pt" style:font-weight-asian="normal" style:font-name-complex="DejaVu Sans" style:font-size-complex="7pt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7pt" fo:letter-spacing="normal" fo:font-style="normal" style:text-underline-style="none" fo:font-weight="bold" style:font-name-asian="DejaVu Sans" style:font-size-asian="7pt" style:font-style-asian="normal" style:font-weight-asian="bold" style:font-name-complex="DejaVu Sans" style:font-size-complex="7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italic" style:text-underline-style="none" fo:font-weight="normal" style:font-name-asian="DejaVu Sans" style:font-size-asian="8pt" style:font-weight-asian="normal" style:font-name-complex="DejaVu Sans" style:font-size-complex="8pt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7pt" fo:letter-spacing="normal" style:text-underline-style="none" fo:font-weight="normal" style:font-name-asian="DejaVu Sans" style:font-size-asian="7pt" style:font-weight-asian="normal" style:font-name-complex="DejaVu Sans" style:font-size-complex="7pt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7pt" fo:letter-spacing="normal" fo:font-style="normal" style:text-underline-style="none" fo:font-weight="normal" style:font-name-asian="DejaVu Sans" style:font-size-asian="7pt" style:font-style-asian="normal" style:font-weight-asian="normal" style:font-name-complex="DejaVu Sans" style:font-size-complex="7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solid" style:text-underline-width="auto" style:text-underline-color="font-color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italic" style:text-underline-style="solid" style:text-underline-width="auto" style:text-underline-color="font-color" fo:font-weight="bold" style:font-name-asian="DejaVu Sans" style:font-size-asian="8pt" style:font-style-asian="italic" style:font-weight-asian="bold" style:font-name-complex="DejaVu Sans" style:font-size-complex="8pt" style:font-style-complex="italic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6" style:family="text">
      <style:text-properties fo:font-variant="normal" fo:text-transform="none" fo:color="#21409a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bold" style:font-name-asian="Noto Sans CJK SC1" style:font-size-asian="7pt" style:font-style-asian="normal" style:font-weight-asian="bold" style:font-name-complex="DejaVu Sans" style:font-size-complex="7pt" style:font-style-complex="normal" style:font-weight-complex="bold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color="#ffffff" fo:font-size="7pt" style:font-size-asian="7pt" style:font-size-complex="7pt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rial" fo:font-size="10.5pt" fo:letter-spacing="normal" fo:font-style="italic" style:font-name-asian="DejaVu Sans" style:font-size-asian="10.5pt" style:font-style-asian="italic" style:font-name-complex="DejaVu Sans" style:font-size-complex="10.5pt" style:font-style-complex="italic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Arial" fo:font-size="10.5pt" fo:letter-spacing="normal" fo:font-style="normal" style:text-underline-style="none" fo:font-weight="normal" style:font-name-asian="Noto Sans CJK SC1" style:font-size-asian="10.5pt" style:font-style-asian="normal" style:font-weight-asian="normal" style:font-name-complex="DejaVu Sans" style:font-size-complex="10.5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rial" fo:font-size="10.5pt" fo:letter-spacing="normal" fo:font-style="italic" style:text-underline-style="none" fo:font-weight="bold" style:font-name-asian="DejaVu Sans" style:font-size-asian="10.5pt" style:font-style-asian="italic" style:font-weight-asian="bold" style:font-name-complex="DejaVu Sans" style:font-size-complex="10.5pt" style:font-style-complex="italic" style:font-weight-complex="bold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Arial" fo:font-size="10.5pt" fo:letter-spacing="normal" fo:font-style="italic" style:text-underline-style="none" fo:font-weight="normal" style:font-name-asian="DejaVu Sans" style:font-size-asian="10.5pt" style:font-style-asian="italic" style:font-weight-asian="normal" style:font-name-complex="DejaVu Sans" style:font-size-complex="10.5pt" style:font-style-complex="italic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Arial" fo:font-size="10.5pt" fo:letter-spacing="normal" fo:font-style="italic" style:text-underline-style="none" fo:font-weight="bold" style:font-name-asian="DejaVu Sans" style:font-size-asian="10.5pt" style:font-style-asian="normal" style:font-weight-asian="bold" style:font-name-complex="DejaVu Sans" style:font-size-complex="10.5pt" style:font-style-complex="normal" style:font-weight-complex="bold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rial" fo:font-size="10.5pt" fo:letter-spacing="normal" fo:font-style="normal" style:text-underline-style="none" fo:font-weight="normal" style:font-name-asian="DejaVu Sans" style:font-size-asian="10.5pt" style:font-style-asian="normal" style:font-weight-asian="normal" style:font-name-complex="DejaVu Sans" style:font-size-complex="10.5pt" style:font-style-complex="normal" style:font-weight-complex="normal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variant="normal" fo:text-transform="none" fo:color="#21409a" style:text-line-through-style="none" style:text-line-through-type="none" style:text-position="0% 100%" style:font-name="Arial" fo:font-size="7pt" fo:letter-spacing="normal" fo:font-style="normal" style:text-underline-style="none" fo:font-weight="normal" style:font-name-asian="DejaVu Sans" style:font-size-asian="7pt" style:font-style-asian="normal" style:font-weight-asian="normal" style:font-name-complex="DejaVu Sans" style:font-size-complex="7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Arial" fo:font-size="9pt" fo:letter-spacing="normal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29" style:family="text">
      <style:text-properties fo:color="#f3715a" fo:font-size="16pt" style:font-size-asian="16pt" style:font-size-complex="16pt"/>
    </style:style>
    <style:style style:name="T3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127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12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min-label-width="0.127cm"/>
        <style:text-properties fo:font-family="Wingdings" style:font-charset="x-symbol" fo:color="#ffffff" fo:font-size="5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001cm" text:min-label-width="0.599cm"/>
        <style:text-properties fo:font-family="Wingdings" style:font-charset="x-symbol" fo:color="#ffffff" fo:font-size="5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254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)" style:num-format="1">
        <style:list-level-properties text:space-before="0.001cm" text:min-label-width="0.599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">
        <style:list-level-properties text:space-before="0.001cm" text:min-label-width="0.38cm"/>
        <style:text-properties fo:font-family="Wingdings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1" draw:layer="layout" svg:width="21.413cm" svg:height="13.044cm" svg:x="0.682cm" svg:y="1.43cm">
          <draw:glue-point draw:id="4" svg:x="5cm" svg:y="-0.84cm"/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4.938cm" svg:height="12.189cm" svg:x="6.374cm" svg:y="2.031cm">
          <text:p text:style-name="P2"><text:span text:style-name="T1">Run</text:span><text:span text:style-name="T1">tim</text:span><text:span text:style-name="T1">e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4" draw:style-name="gr3" draw:text-style-name="P3" draw:layer="layout" svg:width="4.417cm" svg:height="5.339cm" svg:x="0.916cm" svg:y="2.532cm">
          <text:p text:style-name="P2"><text:span text:style-name="T3">API</text:span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7" draw:style-name="gr4" draw:text-style-name="P5" xml:id="id3" draw:id="id3" draw:layer="layout" svg:width="6.958cm" svg:height="3.362cm" svg:x="14.146cm" svg:y="3.241cm">
          <draw:glue-point draw:id="4" svg:x="-4.109cm" svg:y="0.268cm"/>
          <draw:glue-point draw:id="5" svg:x="-5cm" svg:y="-2.555cm"/>
          <draw:glue-point draw:id="6" svg:x="-5cm" svg:y="-1.044cm"/>
          <draw:glue-point draw:id="7" svg:x="-5cm" svg:y="0.466cm"/>
          <draw:glue-point draw:id="8" svg:x="-5cm" svg:y="1.222cm"/>
          <text:p text:style-name="P4"><text:span text:style-name="T5">algo_flow.py_</text:span></text:p>
          <text:p text:style-name="P4"><text:span text:style-name="T5"/></text:p>
          <text:p text:style-name="P4"><text:span text:style-name="T5">...</text:span></text:p>
          <text:p text:style-name="P4"><text:span text:style-name="T5">...</text:span><text:span text:style-name="T6">execute_udf_global</text:span><text:span text:style-name="T5">("</text:span><text:span text:style-name="T6">global_u</text:span><text:span text:style-name="T6">df</text:span><text:span text:style-name="T5">",&lt;inputs&gt;)</text:span></text:p>
          <text:p text:style-name="P4"><text:span text:style-name="T5"><text:s/></text:span><text:span text:style-name="T5">...</text:span><text:span text:style-name="T6">create_remote_global_to_loc</text:span><text:span text:style-name="T6">als</text:span><text:span text:style-name="T5">(&lt;inputs&gt;)</text:span></text:p>
          <text:p text:style-name="P4"><text:span text:style-name="T5">...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11" draw:style-name="gr5" draw:text-style-name="P6" draw:layer="layout" svg:width="0.253cm" svg:height="2.409cm" draw:transform="rotate (-1.5707963267949) translate (7.428cm 4.087cm)">
          <text:p/>
          <draw:enhanced-geometry draw:mirror-horizontal="false" draw:mirror-vertical="false" svg:viewBox="0 0 0 0" draw:text-areas="0 ?f4 ?f9 ?f5" draw:type="ooxml-can" draw:modifiers="1225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12" draw:style-name="gr6" draw:text-style-name="P10" draw:layer="layout" svg:width="4.063cm" svg:height="3.733cm" svg:x="1.016cm" svg:y="3.378cm">
          <text:p text:style-name="P7"><text:span text:style-name="T7">/algorithms</text:span></text:p>
          <text:list text:style-name="L2">
            <text:list-item>
              <text:p text:style-name="P8"><text:span text:style-name="T8"><text:s/></text:span><text:span text:style-name="T8">GET </text:span><text:span text:style-name="T7">- get all availiable algorithmNames </text:span><text:span text:style-name="T7">and params needed</text:span></text:p>
            </text:list-item>
          </text:list>
          <text:list text:style-name="L3">
            <text:list-header>
              <text:p text:style-name="P8"><text:span text:style-name="T9"/></text:p>
            </text:list-header>
          </text:list>
          <text:p text:style-name="P8"><text:span text:style-name="T7">/algorithms/</text:span><text:span text:style-name="T10">{algorithmName}</text:span></text:p>
          <text:list text:style-name="L4">
            <text:list-item>
              <text:p text:style-name="P8"><text:span text:style-name="T11"><text:s/></text:span><text:span text:style-name="T11">POST - execute algorithm, with </text:span><text:span text:style-name="T11">parameters</text:span></text:p>
            </text:list-item>
          </text:list>
          <text:list text:style-name="L5">
            <text:list-header>
              <text:p text:style-name="P9"><text:span text:style-name="T12"/></text:p>
            </text:list-header>
          </text:list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13" draw:style-name="gr7" draw:text-style-name="P12" xml:id="id1" draw:id="id1" draw:layer="layout" svg:width="2.029cm" svg:height="1.58cm" svg:x="6.884cm" svg:y="3.245cm">
          <text:p text:style-name="P11"><text:span text:style-name="T13">Algorithm Execution</text:span><text:span text:style-name="T12"> </text:span><text:span text:style-name="T14">SERVICE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15" draw:style-name="gr8" draw:text-style-name="P13" draw:layer="layout" svg:width="1.523cm" svg:height="3.301cm" svg:x="25.553cm" svg:y="1.269cm">
          <text:p/>
          <draw:enhanced-geometry draw:mirror-horizontal="false" draw:mirror-vertical="false" svg:viewBox="0 0 0 0" drawooo:sub-view-size="1272 3304" draw:text-areas="0 0 ?f0 ?f1" draw:type="ooxml-non-primitive" draw:enhanced-path="M 211 0 C 105 0 0 105 0 211 L 0 3091 C 0 3197 105 3303 211 3303 L 1059 3303 C 1165 3303 1271 3197 1271 3091 L 1271 211 C 1271 105 1165 0 1059 0 L 211 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9" draw:text-style-name="P14" draw:layer="layout" svg:width="2.611cm" svg:height="0.64cm" draw:transform="rotate (0.688881455762162) translate (25.095cm 3.252cm)">
          <text:p text:style-name="P4"><text:span text:style-name="T15">WOR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0" draw:text-style-name="P15" draw:layer="layout" svg:width="7.886cm" svg:height="1.302cm" draw:transform="rotate (0.218340689424491) translate (8.164cm 1.064cm)">
          <text:p text:style-name="P2"><text:span text:style-name="T16">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1" draw:text-style-name="P16" xml:id="id2" draw:id="id2" draw:layer="layout" svg:width="1.989cm" svg:height="1.142cm" svg:x="10.526cm" svg:y="4.825cm">
          <draw:glue-point draw:id="4" svg:x="5.002cm" svg:y="-2.775cm"/>
          <draw:glue-point draw:id="5" svg:x="5.002cm" svg:y="-0.551cm"/>
          <draw:glue-point draw:id="6" svg:x="5.002cm" svg:y="1.672cm"/>
          <draw:glue-point draw:id="7" svg:x="5.002cm" svg:y="3.896cm"/>
          <text:p text:style-name="P2"><text:span text:style-name="T17">Algorithm</text:span></text:p>
          <text:p text:style-name="P2"><text:span text:style-name="T17">Execution</text:span></text:p>
          <text:p text:style-name="P2"><text:span text:style-name="T17">Interface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8" draw:style-name="gr12" draw:text-style-name="P12" xml:id="id4" draw:id="id4" draw:layer="layout" svg:width="2.027cm" svg:height="1.148cm" svg:x="10.786cm" svg:y="9.798cm">
          <draw:glue-point draw:id="4" svg:x="5.002cm" svg:y="-1.864cm"/>
          <draw:glue-point draw:id="5" svg:x="5.002cm" svg:y="2.56cm"/>
          <draw:glue-point draw:id="6" svg:x="5.002cm" svg:y="0.348cm"/>
          <draw:glue-point draw:id="7" svg:x="5.002cm" svg:y="4.773cm"/>
          <text:p text:style-name="P11"><text:span text:style-name="T13">Task Handler</text:span><text:span text:style-name="T12"> </text:span><text:span text:style-name="T14">SERVICE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onnector draw:style-name="gr13" draw:text-style-name="P17" draw:layer="layout" draw:type="curve" svg:x1="8.913cm" svg:y1="4.035cm" svg:x2="10.526cm" svg:y2="5.396cm" draw:start-shape="id1" draw:start-glue-point="1" draw:end-shape="id2" svg:d="M8913 4035c1063 0 257 1361 1613 1361" svg:viewBox="0 0 1614 1362">
          <text:p/>
        </draw:connector>
        <draw:frame draw:style-name="gr14" draw:text-style-name="P19" draw:layer="layout" svg:width="2.032cm" svg:height="0.569cm" draw:transform="rotate (-0.724835238353245) translate (9.2cm 3.862cm)">
          <draw:text-box>
            <text:p text:style-name="P18"><text:span text:style-name="T18">instanti</text:span><text:span text:style-name="T18">ates</text:span></text:p>
          </draw:text-box>
        </draw:frame>
        <draw:connector draw:style-name="gr13" draw:text-style-name="P17" draw:layer="layout" draw:type="curve" svg:x1="14.146cm" svg:y1="4.064cm" svg:x2="12.514cm" svg:y2="5.08cm" draw:start-shape="id3" draw:start-glue-point="5" draw:end-shape="id2" draw:end-glue-point="4" svg:d="M14146 4064c-1077 0-261 1016-1632 1016" svg:viewBox="0 0 1633 1017">
          <text:p/>
        </draw:connector>
        <draw:frame draw:style-name="gr15" draw:text-style-name="P20" draw:layer="layout" svg:width="4.318cm" svg:height="1.351cm" svg:x="9.843cm" svg:y="10.988cm">
          <draw:text-box>
            <text:list text:style-name="L2">
              <text:list-item>
                <text:p text:style-name="P18"><text:span text:style-name="T19">{task,w</text:span><text:span text:style-name="T19">orkerA</text:span><text:span text:style-name="T19">ddress</text:span><text:span text:style-name="T19">} </text:span><text:span text:style-name="T19">queue</text:span></text:p>
              </text:list-item>
              <text:list-item>
                <text:p text:style-name="P18"><text:span text:style-name="T19">http </text:span><text:span text:style-name="T19">reques</text:span><text:span text:style-name="T19">ts </text:span><text:span text:style-name="T19">accordi</text:span><text:span text:style-name="T19">ng to </text:span><text:span text:style-name="T19">task, </text:span><text:span text:style-name="T19">to the </text:span><text:span text:style-name="T19">relevan</text:span><text:span text:style-name="T19">t </text:span><text:span text:style-name="T19">worker</text:span></text:p>
              </text:list-item>
            </text:list>
          </draw:text-box>
        </draw:frame>
        <draw:connector draw:style-name="gr13" draw:text-style-name="P17" draw:layer="layout" draw:type="curve" svg:x1="11.52cm" svg:y1="5.967cm" svg:x2="11.799cm" svg:y2="9.798cm" draw:start-shape="id2" draw:start-glue-point="2" draw:end-shape="id4" svg:d="M11520 5967c0 2914 279 999 279 3831" svg:viewBox="0 0 280 3832">
          <text:p/>
        </draw:connector>
        <draw:connector draw:style-name="gr16" draw:text-style-name="P17" draw:layer="layout" draw:type="curve" draw:line-skew="2.071cm" svg:x1="12.813cm" svg:y1="10.372cm" svg:x2="24.751cm" svg:y2="6.077cm" draw:start-shape="id4" draw:start-glue-point="1" svg:d="M12813 10372c12289 0 6321-4295 11938-4295" svg:viewBox="0 0 11939 4296">
          <text:p/>
        </draw:connector>
        <draw:connector draw:style-name="gr16" draw:text-style-name="P17" draw:layer="layout" draw:type="curve" draw:line-skew="2.054cm" svg:x1="12.812cm" svg:y1="10.159cm" svg:x2="24.782cm" svg:y2="4.028cm" draw:start-shape="id4" draw:start-glue-point="4" svg:d="M12812 10159c12288 0 6303-6131 11970-6131" svg:viewBox="0 0 11971 6132">
          <text:p/>
        </draw:connector>
        <draw:connector draw:style-name="gr16" draw:text-style-name="P17" draw:layer="layout" draw:type="curve" svg:x1="12.812cm" svg:y1="10.919cm" svg:x2="24.762cm" svg:y2="12.327cm" draw:start-shape="id4" draw:start-glue-point="7" svg:d="M12812 10919c9192 0 3217 1408 11950 1408" svg:viewBox="0 0 11951 1409">
          <text:p/>
        </draw:connector>
        <draw:custom-shape draw:name="CustomShape 15" draw:style-name="gr8" draw:text-style-name="P13" draw:layer="layout" svg:width="1.523cm" svg:height="3.301cm" svg:x="25.553cm" svg:y="4.769cm">
          <text:p/>
          <draw:enhanced-geometry draw:mirror-horizontal="false" draw:mirror-vertical="false" svg:viewBox="0 0 0 0" drawooo:sub-view-size="1272 3304" draw:text-areas="0 0 ?f0 ?f1" draw:type="ooxml-non-primitive" draw:enhanced-path="M 211 0 C 105 0 0 105 0 211 L 0 3091 C 0 3197 105 3303 211 3303 L 1059 3303 C 1165 3303 1271 3197 1271 3091 L 1271 211 C 1271 105 1165 0 1059 0 L 211 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9" draw:text-style-name="P14" draw:layer="layout" svg:width="2.611cm" svg:height="0.64cm" draw:transform="rotate (0.688881455762162) translate (25.095cm 6.752cm)">
          <text:p text:style-name="P4"><text:span text:style-name="T15">WOR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" draw:text-style-name="P13" draw:layer="layout" svg:width="1.523cm" svg:height="3.301cm" svg:x="25.553cm" svg:y="8.268cm">
          <text:p/>
          <draw:enhanced-geometry draw:mirror-horizontal="false" draw:mirror-vertical="false" svg:viewBox="0 0 0 0" drawooo:sub-view-size="1272 3304" draw:text-areas="0 0 ?f0 ?f1" draw:type="ooxml-non-primitive" draw:enhanced-path="M 211 0 C 105 0 0 105 0 211 L 0 3091 C 0 3197 105 3303 211 3303 L 1059 3303 C 1165 3303 1271 3197 1271 3091 L 1271 211 C 1271 105 1165 0 1059 0 L 211 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9" draw:text-style-name="P14" draw:layer="layout" svg:width="2.611cm" svg:height="0.64cm" draw:transform="rotate (0.688881455762162) translate (25.095cm 10.251cm)">
          <text:p text:style-name="P4"><text:span text:style-name="T15">WOR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" draw:text-style-name="P13" draw:layer="layout" svg:width="1.523cm" svg:height="3.301cm" svg:x="25.553cm" svg:y="11.768cm">
          <text:p/>
          <draw:enhanced-geometry draw:mirror-horizontal="false" draw:mirror-vertical="false" svg:viewBox="0 0 0 0" drawooo:sub-view-size="1272 3304" draw:text-areas="0 0 ?f0 ?f1" draw:type="ooxml-non-primitive" draw:enhanced-path="M 211 0 C 105 0 0 105 0 211 L 0 3091 C 0 3197 105 3303 211 3303 L 1059 3303 C 1165 3303 1271 3197 1271 3091 L 1271 211 C 1271 105 1165 0 1059 0 L 211 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9" draw:text-style-name="P14" draw:layer="layout" svg:width="2.611cm" svg:height="0.64cm" draw:transform="rotate (0.688881455762162) translate (25.095cm 13.751cm)">
          <text:p text:style-name="P4"><text:span text:style-name="T15">WOR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6" draw:text-style-name="P17" draw:layer="layout" draw:type="curve" svg:x1="12.812cm" svg:y1="10.665cm" svg:x2="24.523cm" svg:y2="10.432cm" draw:start-shape="id4" draw:start-glue-point="5" svg:d="M12812 10665c9013 0 3158-233 11711-233" svg:viewBox="0 0 11712 234">
          <text:p/>
        </draw:connector>
        <draw:connector draw:style-name="gr16" draw:text-style-name="P17" draw:layer="layout" draw:type="curve" draw:line-skew="1.908cm" svg:x1="12.812cm" svg:y1="10.411cm" svg:x2="24.566cm" svg:y2="8.217cm" draw:start-shape="id4" draw:start-glue-point="6" svg:d="M12812 10411c11907 0 6030-2194 11754-2194" svg:viewBox="0 0 11755 2195">
          <text:p/>
        </draw:connector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18" draw:text-style-name="P1" draw:layer="layout" svg:width="23.163cm" svg:height="12.443cm" svg:x="2.463cm" svg:y="2.5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3" draw:layer="layout" svg:width="11.252cm" svg:height="11.267cm" svg:x="8.641cm" svg:y="2.684cm">
          <text:p text:style-name="P2"><text:span text:style-name="T1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3" draw:style-name="gr5" draw:text-style-name="P6" draw:layer="layout" svg:width="0.253cm" svg:height="2.409cm" draw:transform="rotate (-1.5707963267949) translate (21.926cm 5.585cm)">
          <text:p/>
          <draw:enhanced-geometry draw:mirror-horizontal="false" draw:mirror-vertical="false" svg:viewBox="0 0 0 0" draw:text-areas="0 ?f4 ?f9 ?f5" draw:type="ooxml-can" draw:modifiers="1225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4" draw:style-name="gr20" draw:text-style-name="P3" draw:layer="layout" svg:width="3.301cm" svg:height="1.777cm" svg:x="21.664cm" svg:y="4.809cm">
          <text:p text:style-name="P2"><text:span text:style-name="T1">MonetDB</text:span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5" draw:style-name="gr21" draw:text-style-name="P16" xml:id="id6" draw:id="id6" draw:layer="layout" svg:width="2.424cm" svg:height="1.472cm" svg:x="12.959cm" svg:y="8.453cm">
          <text:p text:style-name="P2"><text:span text:style-name="T20">UDF</text:span></text:p>
          <text:p text:style-name="P2"><text:span text:style-name="T20">Execution</text:span></text:p>
          <text:p text:style-name="P2"><text:span text:style-name="T20">SERVICE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10" draw:style-name="gr22" draw:text-style-name="P22" xml:id="id7" draw:id="id7" draw:layer="layout" svg:width="2.358cm" svg:height="3.398cm" svg:x="17.27cm" svg:y="4.354cm">
          <draw:glue-point draw:id="4" svg:x="-5cm" svg:y="2.366cm"/>
          <text:p text:style-name="P2"><text:span text:style-name="T21">DB</text:span></text:p>
          <text:p text:style-name="P2"><text:span text:style-name="T21">Interface</text:span></text:p>
          <text:p text:style-name="P2"><text:span text:style-name="T21">SERVICE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11" draw:style-name="gr5" draw:text-style-name="P6" draw:layer="layout" svg:width="0.253cm" svg:height="2.409cm" draw:transform="rotate (-1.5707963267949) translate (9.427cm 5.586cm)">
          <text:p/>
          <draw:enhanced-geometry draw:mirror-horizontal="false" draw:mirror-vertical="false" svg:viewBox="0 0 0 0" draw:text-areas="0 ?f4 ?f9 ?f5" draw:type="ooxml-can" draw:modifiers="1225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12" draw:style-name="gr23" draw:text-style-name="P25" draw:layer="layout" svg:width="4.348cm" svg:height="3.74cm" svg:x="2.763cm" svg:y="3.625cm">
          <text:p text:style-name="P23"><text:span text:style-name="T3">API</text:span></text:p>
          <text:p text:style-name="P24"><text:span text:style-name="T22">…</text:span></text:p>
          <text:p text:style-name="P24"><text:span text:style-name="T22">/tables/{tableName}</text:span></text:p>
          <text:list text:style-name="L6">
            <text:list-item>
              <text:p text:style-name="P24"><text:span text:style-name="T22">GET</text:span><text:span text:style-name="T23"> - fetch data</text:span></text:p>
            </text:list-item>
          </text:list>
          <text:p text:style-name="P24"><text:span text:style-name="T24">/udfs</text:span></text:p>
          <text:list text:continue-numbering="true" text:style-name="L6">
            <text:list-item>
              <text:p text:style-name="P9"><text:span text:style-name="T22">POST</text:span><text:span text:style-name="T23"> - execute udf</text:span></text:p>
            </text:list-item>
          </text:list>
          <text:p text:style-name="P9"><text:span text:style-name="T22">...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13" draw:style-name="gr24" draw:text-style-name="P22" xml:id="id5" draw:id="id5" draw:layer="layout" svg:width="2.696cm" svg:height="1.775cm" svg:x="8.841cm" svg:y="4.828cm">
          <draw:glue-point draw:id="4" svg:x="5cm" svg:y="2.14cm"/>
          <text:p text:style-name="P2"><text:span text:style-name="T25">Requests </text:span></text:p>
          <text:p text:style-name="P2"><text:span text:style-name="T25">Handler</text:span></text:p>
          <text:p text:style-name="P2"><text:span text:style-name="T25">SERVICE</text:span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14" draw:style-name="gr10" draw:text-style-name="P15" draw:layer="layout" svg:width="7.886cm" svg:height="1.302cm" draw:transform="rotate (0.218340689424491) translate (9.863cm 1.364cm)">
          <text:p text:style-name="P2"><text:span text:style-name="T16">GLOBAL/LOCAL</text:span></text:p>
          <text:p text:style-name="P2"><text:span text:style-name="T16">wor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7" draw:layer="layout" svg:x1="11.537cm" svg:y1="5.333cm" svg:x2="17.271cm" svg:y2="5.333cm">
          <text:p/>
        </draw:line>
        <draw:connector draw:style-name="gr13" draw:text-style-name="P17" draw:layer="layout" draw:type="lines" draw:line-skew="0.602cm" svg:x1="11.537cm" svg:y1="6.094cm" svg:x2="12.959cm" svg:y2="9.189cm" draw:start-shape="id5" draw:start-glue-point="4" draw:end-shape="id6" svg:d="M11537 6094h908l14 3095h500" svg:viewBox="0 0 1423 3096">
          <text:p/>
        </draw:connector>
        <draw:connector draw:style-name="gr13" draw:text-style-name="P17" draw:layer="layout" draw:type="lines" draw:line-skew="0.312cm -0.77cm" svg:x1="15.383cm" svg:y1="9.189cm" svg:x2="17.27cm" svg:y2="6.856cm" draw:start-shape="id6" draw:start-glue-point="1" draw:end-shape="id7" draw:end-glue-point="4" svg:d="M15383 9189h618l-1-2333h1270" svg:viewBox="0 0 1888 2334">
          <text:p/>
        </draw:connector>
        <draw:frame draw:style-name="gr25" draw:text-style-name="P26" draw:layer="layout" svg:width="2.839cm" svg:height="1.276cm" svg:x="13.023cm" svg:y="4.716cm">
          <draw:text-box>
            <text:p text:style-name="P18"><text:span text:style-name="T26">all </text:span><text:span text:style-name="T26">quer</text:span><text:span text:style-name="T26">ries</text:span></text:p>
            <text:p text:style-name="P18"><text:span text:style-name="T26">exce</text:span><text:span text:style-name="T26">pt </text:span><text:span text:style-name="T26">udfs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2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26" draw:text-style-name="P1" xml:id="id8" draw:id="id8" draw:layer="layout" svg:width="4.061cm" svg:height="2.309cm" svg:x="3.953cm" svg:y="5.8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3" draw:layer="layout" svg:width="2.645cm" svg:height="2.158cm" svg:x="5.226cm" svg:y="5.924cm">
          <text:p text:style-name="P2"><text:span text:style-name="T1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3" draw:style-name="gr28" draw:text-style-name="P6" draw:layer="layout" svg:width="0.03cm" svg:height="0.28cm" draw:transform="rotate (-1.5707963267949) translate (4.828cm 6.258cm)">
          <text:p/>
          <draw:enhanced-geometry draw:mirror-horizontal="false" draw:mirror-vertical="false" svg:viewBox="0 0 0 0" draw:text-areas="0 ?f4 ?f9 ?f5" draw:type="ooxml-can" draw:modifiers="1225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4" draw:style-name="gr29" draw:text-style-name="P3" draw:layer="layout" svg:width="1.151cm" svg:height="0.945cm" svg:x="3.991cm" svg:y="6.013cm">
          <text:p text:style-name="P2"><text:span text:style-name="T3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7" draw:style-name="gr30" draw:text-style-name="P27" draw:layer="layout" svg:width="1.082cm" svg:height="0.265cm" svg:x="4.03cm" svg:y="6.497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9" draw:style-name="gr31" draw:text-style-name="P5" draw:layer="layout" svg:width="1.501cm" svg:height="0.685cm" svg:x="6.352cm" svg:y="6.507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11" draw:style-name="gr32" draw:text-style-name="P27" draw:layer="layout" svg:width="1.483cm" svg:height="0.329cm" svg:x="5.317cm" svg:y="7.6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16" draw:style-name="gr33" draw:text-style-name="P15" draw:layer="layout" svg:width="2.3cm" svg:height="0.598cm" draw:transform="skewX (0.00436332312998581) rotate (0.218340689424491) translate (4.718cm 5.488cm)">
          <text:p text:style-name="P2"><text:span text:style-name="T27">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4" draw:text-style-name="P16" draw:layer="layout" svg:width="0.628cm" svg:height="0.356cm" svg:x="5.715cm" svg:y="6.539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11" draw:style-name="gr35" draw:text-style-name="P6" draw:layer="layout" svg:width="0.045cm" svg:height="0.427cm" draw:transform="rotate (-1.5707963267949) translate (5.413cm 6.288cm)">
          <text:p/>
          <draw:enhanced-geometry draw:mirror-horizontal="false" draw:mirror-vertical="false" svg:viewBox="0 0 0 0" draw:text-areas="0 ?f4 ?f9 ?f5" draw:type="ooxml-can" draw:modifiers="1225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5" draw:style-name="gr36" draw:text-style-name="P27" draw:layer="layout" svg:width="1.122cm" svg:height="0.265cm" svg:x="4.008cm" svg:y="6.18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8" draw:style-name="gr37" draw:text-style-name="P27" draw:layer="layout" svg:width="1.934cm" svg:height="0.308cm" svg:x="5.316cm" svg:y="6.139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8" draw:style-name="gr38" draw:text-style-name="P27" draw:layer="layout" svg:width="1.438cm" svg:height="0.203cm" svg:x="5.317cm" svg:y="7.264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15" draw:style-name="gr39" draw:text-style-name="P13" xml:id="id9" draw:id="id9" draw:layer="layout" svg:width="1.773cm" svg:height="2.032cm" svg:x="13.037cm" svg:y="5.369cm">
          <text:p/>
          <draw:enhanced-geometry draw:mirror-horizontal="false" draw:mirror-vertical="false" svg:viewBox="0 0 0 0" drawooo:sub-view-size="1272 3304" draw:text-areas="0 0 ?f0 ?f1" draw:type="ooxml-non-primitive" draw:enhanced-path="M 211 0 C 105 0 0 105 0 211 L 0 3091 C 0 3197 105 3303 211 3303 L 1059 3303 C 1165 3303 1271 3197 1271 3091 L 1271 211 C 1271 105 1165 0 1059 0 L 211 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40" draw:text-style-name="P15" draw:layer="layout" svg:width="2.46cm" svg:height="0.318cm" draw:transform="rotate (0.688881455762162) translate (12.636cm 6.708cm)">
          <text:p text:style-name="P2"><text:span text:style-name="T28">LOCAL</text:span></text:p>
          <text:p text:style-name="P2"><text:span text:style-name="T28">WOR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9" draw:text-style-name="P13" xml:id="id10" draw:id="id10" draw:layer="layout" svg:width="1.773cm" svg:height="2.032cm" svg:x="13.037cm" svg:y="8.269cm">
          <text:p/>
          <draw:enhanced-geometry draw:mirror-horizontal="false" draw:mirror-vertical="false" svg:viewBox="0 0 0 0" drawooo:sub-view-size="1272 3304" draw:text-areas="0 0 ?f0 ?f1" draw:type="ooxml-non-primitive" draw:enhanced-path="M 211 0 C 105 0 0 105 0 211 L 0 3091 C 0 3197 105 3303 211 3303 L 1059 3303 C 1165 3303 1271 3197 1271 3091 L 1271 211 C 1271 105 1165 0 1059 0 L 211 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39" draw:text-style-name="P13" xml:id="id11" draw:id="id11" draw:layer="layout" svg:width="1.773cm" svg:height="2.032cm" svg:x="13.037cm" svg:y="11.269cm">
          <text:p/>
          <draw:enhanced-geometry draw:mirror-horizontal="false" draw:mirror-vertical="false" svg:viewBox="0 0 0 0" drawooo:sub-view-size="1272 3304" draw:text-areas="0 0 ?f0 ?f1" draw:type="ooxml-non-primitive" draw:enhanced-path="M 211 0 C 105 0 0 105 0 211 L 0 3091 C 0 3197 105 3303 211 3303 L 1059 3303 C 1165 3303 1271 3197 1271 3091 L 1271 211 C 1271 105 1165 0 1059 0 L 211 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41" draw:text-style-name="P15" draw:layer="layout" svg:width="2.46cm" svg:height="0.318cm" draw:transform="rotate (0.688881455762162) translate (12.636cm 9.639cm)">
          <text:p text:style-name="P2"><text:span text:style-name="T28">LOCAL</text:span></text:p>
          <text:p text:style-name="P2"><text:span text:style-name="T28">WOR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2" draw:text-style-name="P15" draw:layer="layout" svg:width="2.46cm" svg:height="0.318cm" draw:transform="rotate (0.688881455762162) translate (12.636cm 12.571cm)">
          <text:p text:style-name="P2"><text:span text:style-name="T28">LOCAL</text:span></text:p>
          <text:p text:style-name="P2"><text:span text:style-name="T28">WOR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43" draw:text-style-name="P17" draw:layer="layout" draw:type="line" svg:x1="8.014cm" svg:y1="6.972cm" svg:x2="13.037cm" svg:y2="2.732cm" draw:start-shape="id8" draw:start-glue-point="1" svg:d="M8014 6972l5023-4240" svg:viewBox="0 0 5024 4241">
          <text:p/>
        </draw:connector>
        <draw:connector draw:style-name="gr43" draw:text-style-name="P17" draw:layer="layout" draw:type="line" svg:x1="8.015cm" svg:y1="6.974cm" svg:x2="13.037cm" svg:y2="6.385cm" draw:end-shape="id9" draw:end-glue-point="3" svg:d="M8015 6974l5022-589" svg:viewBox="0 0 5023 590">
          <text:p/>
        </draw:connector>
        <draw:connector draw:style-name="gr43" draw:text-style-name="P17" draw:layer="layout" draw:type="line" svg:x1="8.015cm" svg:y1="6.926cm" svg:x2="13.037cm" svg:y2="9.285cm" draw:end-shape="id10" draw:end-glue-point="3" svg:d="M8015 6926l5022 2359" svg:viewBox="0 0 5023 2360">
          <text:p/>
        </draw:connector>
        <draw:connector draw:style-name="gr43" draw:text-style-name="P17" draw:layer="layout" draw:type="line" svg:x1="8.015cm" svg:y1="6.926cm" svg:x2="13.037cm" svg:y2="12.285cm" draw:end-shape="id11" draw:end-glue-point="3" svg:d="M8015 6926l5022 5359" svg:viewBox="0 0 5023 5360">
          <text:p/>
        </draw:connector>
        <draw:custom-shape draw:name="CustomShape 15" draw:style-name="gr44" draw:text-style-name="P13" draw:layer="layout" svg:width="1.773cm" svg:height="2.032cm" svg:x="13.037cm" svg:y="1.371cm">
          <text:p/>
          <draw:enhanced-geometry draw:mirror-horizontal="false" draw:mirror-vertical="false" svg:viewBox="0 0 0 0" drawooo:sub-view-size="1272 3304" draw:text-areas="0 0 ?f0 ?f1" draw:type="ooxml-non-primitive" draw:enhanced-path="M 211 0 C 105 0 0 105 0 211 L 0 3091 C 0 3197 105 3303 211 3303 L 1059 3303 C 1165 3303 1271 3197 1271 3091 L 1271 211 C 1271 105 1165 0 1059 0 L 211 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45" draw:text-style-name="P14" draw:layer="layout" svg:width="2.46cm" svg:height="0.318cm" draw:transform="rotate (0.688881455762162) translate (12.936cm 2.61cm)">
          <text:p text:style-name="P4"><text:span text:style-name="T28">GLOBAL</text:span></text:p>
          <text:p text:style-name="P4"><text:span text:style-name="T28">WOR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7" draw:layer="layout" svg:width="19.798cm" svg:height="11.136cm" svg:x="0.6cm" svg:y="2.257cm" draw:page-number="3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46" draw:text-style-name="P1" draw:layer="layout" svg:width="4.061cm" svg:height="2.309cm" svg:x="3.953cm" svg:y="5.8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7" draw:text-style-name="P3" draw:layer="layout" svg:width="2.645cm" svg:height="2.158cm" svg:x="5.226cm" svg:y="5.924cm">
          <text:p text:style-name="P2"><text:span text:style-name="T1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3" draw:style-name="gr48" draw:text-style-name="P6" draw:layer="layout" svg:width="0.03cm" svg:height="0.28cm" draw:transform="rotate (-1.5707963267949) translate (4.828cm 6.258cm)">
          <text:p/>
          <draw:enhanced-geometry draw:mirror-horizontal="false" draw:mirror-vertical="false" svg:viewBox="0 0 0 0" draw:text-areas="0 ?f4 ?f9 ?f5" draw:type="ooxml-can" draw:modifiers="1225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4" draw:style-name="gr49" draw:text-style-name="P3" draw:layer="layout" svg:width="1.151cm" svg:height="0.945cm" svg:x="3.991cm" svg:y="6.013cm">
          <text:p text:style-name="P2"><text:span text:style-name="T3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7" draw:style-name="gr50" draw:text-style-name="P27" draw:layer="layout" svg:width="1.082cm" svg:height="0.265cm" svg:x="4.03cm" svg:y="6.497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9" draw:style-name="gr51" draw:text-style-name="P5" draw:layer="layout" svg:width="1.501cm" svg:height="0.685cm" svg:x="6.352cm" svg:y="6.507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11" draw:style-name="gr52" draw:text-style-name="P27" draw:layer="layout" svg:width="1.483cm" svg:height="0.329cm" svg:x="5.317cm" svg:y="7.6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22" draw:style-name="gr53" draw:text-style-name="P16" draw:layer="layout" svg:width="0.628cm" svg:height="0.356cm" svg:x="5.715cm" svg:y="6.539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11" draw:style-name="gr54" draw:text-style-name="P6" draw:layer="layout" svg:width="0.045cm" svg:height="0.427cm" draw:transform="rotate (-1.5707963267949) translate (5.413cm 6.288cm)">
          <text:p/>
          <draw:enhanced-geometry draw:mirror-horizontal="false" draw:mirror-vertical="false" svg:viewBox="0 0 0 0" draw:text-areas="0 ?f4 ?f9 ?f5" draw:type="ooxml-can" draw:modifiers="1225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5" draw:style-name="gr55" draw:text-style-name="P27" draw:layer="layout" svg:width="1.122cm" svg:height="0.265cm" svg:x="4.008cm" svg:y="6.18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8" draw:style-name="gr56" draw:text-style-name="P27" draw:layer="layout" svg:width="1.934cm" svg:height="0.308cm" svg:x="5.316cm" svg:y="6.139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8" draw:style-name="gr57" draw:text-style-name="P27" draw:layer="layout" svg:width="1.438cm" svg:height="0.203cm" svg:x="5.317cm" svg:y="7.264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15" draw:style-name="gr44" draw:text-style-name="P13" xml:id="id12" draw:id="id12" draw:layer="layout" svg:width="1.773cm" svg:height="2.032cm" svg:x="13.037cm" svg:y="5.369cm">
          <text:p/>
          <draw:enhanced-geometry draw:mirror-horizontal="false" draw:mirror-vertical="false" svg:viewBox="0 0 0 0" drawooo:sub-view-size="1272 3304" draw:text-areas="0 0 ?f0 ?f1" draw:type="ooxml-non-primitive" draw:enhanced-path="M 211 0 C 105 0 0 105 0 211 L 0 3091 C 0 3197 105 3303 211 3303 L 1059 3303 C 1165 3303 1271 3197 1271 3091 L 1271 211 C 1271 105 1165 0 1059 0 L 211 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58" draw:text-style-name="P15" draw:layer="layout" svg:width="2.46cm" svg:height="0.318cm" draw:transform="rotate (0.688881455762162) translate (12.636cm 6.708cm)">
          <text:p text:style-name="P2"><text:span text:style-name="T28">LOCAL</text:span></text:p>
          <text:p text:style-name="P2"><text:span text:style-name="T28">WOR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4" draw:text-style-name="P13" xml:id="id13" draw:id="id13" draw:layer="layout" svg:width="1.773cm" svg:height="2.032cm" svg:x="13.037cm" svg:y="8.269cm">
          <text:p/>
          <draw:enhanced-geometry draw:mirror-horizontal="false" draw:mirror-vertical="false" svg:viewBox="0 0 0 0" drawooo:sub-view-size="1272 3304" draw:text-areas="0 0 ?f0 ?f1" draw:type="ooxml-non-primitive" draw:enhanced-path="M 211 0 C 105 0 0 105 0 211 L 0 3091 C 0 3197 105 3303 211 3303 L 1059 3303 C 1165 3303 1271 3197 1271 3091 L 1271 211 C 1271 105 1165 0 1059 0 L 211 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44" draw:text-style-name="P13" xml:id="id14" draw:id="id14" draw:layer="layout" svg:width="1.773cm" svg:height="2.032cm" svg:x="13.037cm" svg:y="11.269cm">
          <text:p/>
          <draw:enhanced-geometry draw:mirror-horizontal="false" draw:mirror-vertical="false" svg:viewBox="0 0 0 0" drawooo:sub-view-size="1272 3304" draw:text-areas="0 0 ?f0 ?f1" draw:type="ooxml-non-primitive" draw:enhanced-path="M 211 0 C 105 0 0 105 0 211 L 0 3091 C 0 3197 105 3303 211 3303 L 1059 3303 C 1165 3303 1271 3197 1271 3091 L 1271 211 C 1271 105 1165 0 1059 0 L 211 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59" draw:text-style-name="P15" draw:layer="layout" svg:width="2.46cm" svg:height="0.318cm" draw:transform="rotate (0.688881455762162) translate (12.636cm 9.639cm)">
          <text:p text:style-name="P2"><text:span text:style-name="T28">LOCAL</text:span></text:p>
          <text:p text:style-name="P2"><text:span text:style-name="T28">WOR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0" draw:text-style-name="P15" draw:layer="layout" svg:width="2.46cm" svg:height="0.318cm" draw:transform="rotate (0.688881455762162) translate (12.636cm 12.571cm)">
          <text:p text:style-name="P2"><text:span text:style-name="T28">LOCAL</text:span></text:p>
          <text:p text:style-name="P2"><text:span text:style-name="T28">WOR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1" draw:text-style-name="P17" draw:layer="layout" draw:type="line" svg:x1="8.015cm" svg:y1="6.973cm" svg:x2="13.038cm" svg:y2="2.733cm" svg:d="M8015 6973l5023-4240" svg:viewBox="0 0 5024 4241">
          <text:p/>
        </draw:connector>
        <draw:connector draw:style-name="gr61" draw:text-style-name="P17" draw:layer="layout" draw:type="line" svg:x1="8.015cm" svg:y1="6.974cm" svg:x2="13.038cm" svg:y2="6.386cm" svg:d="M8015 6974l5023-588" svg:viewBox="0 0 5024 589">
          <text:p/>
        </draw:connector>
        <draw:connector draw:style-name="gr61" draw:text-style-name="P17" draw:layer="layout" draw:type="line" svg:x1="8.015cm" svg:y1="6.926cm" svg:x2="13.038cm" svg:y2="9.287cm" svg:d="M8015 6926l5023 2361" svg:viewBox="0 0 5024 2362">
          <text:p/>
        </draw:connector>
        <draw:connector draw:style-name="gr61" draw:text-style-name="P17" draw:layer="layout" draw:type="line" svg:x1="8.015cm" svg:y1="6.926cm" svg:x2="13.038cm" svg:y2="12.287cm" svg:d="M8015 6926l5023 5361" svg:viewBox="0 0 5024 5362">
          <text:p/>
        </draw:connector>
        <draw:connector draw:style-name="gr61" draw:text-style-name="P17" draw:layer="layout" draw:type="curve" svg:x1="14.81cm" svg:y1="6.385cm" svg:x2="14.81cm" svg:y2="2.386cm" draw:start-shape="id12" draw:start-glue-point="1" svg:d="M14810 6385c751 0 751-3999 0-3999" svg:viewBox="0 0 564 4000">
          <text:p/>
        </draw:connector>
        <draw:connector draw:style-name="gr61" draw:text-style-name="P17" draw:layer="layout" draw:type="curve" draw:line-skew="0.627cm" svg:x1="14.81cm" svg:y1="9.285cm" svg:x2="14.83cm" svg:y2="2.388cm" draw:start-shape="id13" draw:start-glue-point="1" svg:d="M14810 9285c1692 0 1682-6897 20-6897" svg:viewBox="0 0 1269 6898">
          <text:p/>
        </draw:connector>
        <draw:connector draw:style-name="gr61" draw:text-style-name="P17" draw:layer="layout" draw:type="curve" draw:line-skew="1.331cm" svg:x1="14.81cm" svg:y1="12.285cm" svg:x2="14.841cm" svg:y2="2.389cm" draw:start-shape="id14" draw:start-glue-point="1" svg:d="M14810 12285c2748 0 2732-9896 31-9896" svg:viewBox="0 0 2060 9897">
          <text:p/>
        </draw:connector>
        <draw:frame draw:style-name="gr62" draw:text-style-name="P29" draw:layer="layout" svg:width="2.255cm" svg:height="2.132cm" svg:x="14.96cm" svg:y="4.317cm">
          <draw:text-box>
            <text:p text:style-name="P28"><text:span text:style-name="T29">re</text:span><text:span text:style-name="T29">mot</text:span><text:span text:style-name="T29">e</text:span></text:p>
            <text:p text:style-name="P28"><text:span text:style-name="T29">tabl</text:span><text:span text:style-name="T29">es</text:span></text:p>
          </draw:text-box>
        </draw:frame>
        <draw:custom-shape draw:name="CustomShape 15" draw:style-name="gr44" draw:text-style-name="P13" draw:layer="layout" svg:width="1.773cm" svg:height="2.032cm" svg:x="13.037cm" svg:y="1.371cm">
          <text:p/>
          <draw:enhanced-geometry draw:mirror-horizontal="false" draw:mirror-vertical="false" svg:viewBox="0 0 0 0" drawooo:sub-view-size="1272 3304" draw:text-areas="0 0 ?f0 ?f1" draw:type="ooxml-non-primitive" draw:enhanced-path="M 211 0 C 105 0 0 105 0 211 L 0 3091 C 0 3197 105 3303 211 3303 L 1059 3303 C 1165 3303 1271 3197 1271 3091 L 1271 211 C 1271 105 1165 0 1059 0 L 211 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63" draw:text-style-name="P14" draw:layer="layout" svg:width="2.46cm" svg:height="0.318cm" draw:transform="rotate (0.688881455762162) translate (12.936cm 2.61cm)">
          <text:p text:style-name="P4"><text:span text:style-name="T28">GLOBAL</text:span></text:p>
          <text:p text:style-name="P4"><text:span text:style-name="T28">WOR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3" draw:text-style-name="P15" draw:layer="layout" svg:width="2.3cm" svg:height="0.598cm" draw:transform="skewX (0.00436332312998581) rotate (0.218340689424491) translate (4.719cm 5.488cm)">
          <text:p text:style-name="P2"><text:span text:style-name="T27">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7" draw:layer="layout" svg:width="19.798cm" svg:height="11.136cm" svg:x="0.6cm" svg:y="2.257cm" draw:page-number="4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5" draw:style-name="gr44" draw:text-style-name="P13" draw:layer="layout" svg:width="1.773cm" svg:height="2.032cm" svg:x="13.137cm" svg:y="1.37cm">
          <text:p/>
          <draw:enhanced-geometry draw:mirror-horizontal="false" draw:mirror-vertical="false" svg:viewBox="0 0 0 0" drawooo:sub-view-size="1272 3304" draw:text-areas="0 0 ?f0 ?f1" draw:type="ooxml-non-primitive" draw:enhanced-path="M 211 0 C 105 0 0 105 0 211 L 0 3091 C 0 3197 105 3303 211 3303 L 1059 3303 C 1165 3303 1271 3197 1271 3091 L 1271 211 C 1271 105 1165 0 1059 0 L 211 0 N">
            <draw:equation draw:name="f0" draw:formula="logwidth"/>
            <draw:equation draw:name="f1" draw:formula="logheight"/>
          </draw:enhanced-geometry>
        </draw:custom-shape>
        <draw:connector draw:style-name="gr64" draw:text-style-name="P17" draw:layer="layout" draw:type="line" svg:x1="8.115cm" svg:y1="6.974cm" svg:x2="13.138cm" svg:y2="6.386cm" svg:d="M8115 6974l5023-588" svg:viewBox="0 0 5024 589">
          <text:p/>
        </draw:connector>
        <draw:connector draw:style-name="gr64" draw:text-style-name="P17" draw:layer="layout" draw:type="line" svg:x1="8.115cm" svg:y1="6.926cm" svg:x2="13.138cm" svg:y2="9.287cm" svg:d="M8115 6926l5023 2361" svg:viewBox="0 0 5024 2362">
          <text:p/>
        </draw:connector>
        <draw:connector draw:style-name="gr64" draw:text-style-name="P17" draw:layer="layout" draw:type="line" svg:x1="8.115cm" svg:y1="6.926cm" svg:x2="13.138cm" svg:y2="12.287cm" svg:d="M8115 6926l5023 5361" svg:viewBox="0 0 5024 5362">
          <text:p/>
        </draw:connector>
        <draw:connector draw:style-name="gr65" draw:text-style-name="P30" draw:layer="layout" draw:type="line" svg:x1="8.115cm" svg:y1="6.973cm" svg:x2="13.138cm" svg:y2="2.733cm" svg:d="M8115 6973l5023-4240" svg:viewBox="0 0 5024 4241">
          <text:p/>
        </draw:connector>
        <draw:custom-shape draw:name="CustomShape 1" draw:style-name="gr46" draw:text-style-name="P1" draw:layer="layout" svg:width="4.061cm" svg:height="2.309cm" svg:x="4.053cm" svg:y="5.8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6" draw:text-style-name="P3" draw:layer="layout" svg:width="2.645cm" svg:height="2.158cm" svg:x="5.326cm" svg:y="5.924cm">
          <text:p text:style-name="P2"><text:span text:style-name="T1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3" draw:style-name="gr48" draw:text-style-name="P6" draw:layer="layout" svg:width="0.03cm" svg:height="0.28cm" draw:transform="rotate (-1.5707963267949) translate (4.928cm 6.258cm)">
          <text:p/>
          <draw:enhanced-geometry draw:mirror-horizontal="false" draw:mirror-vertical="false" svg:viewBox="0 0 0 0" draw:text-areas="0 ?f4 ?f9 ?f5" draw:type="ooxml-can" draw:modifiers="1225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4" draw:style-name="gr67" draw:text-style-name="P3" draw:layer="layout" svg:width="1.151cm" svg:height="0.945cm" svg:x="4.091cm" svg:y="6.013cm">
          <text:p text:style-name="P2"><text:span text:style-name="T3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7" draw:style-name="gr50" draw:text-style-name="P27" draw:layer="layout" svg:width="1.082cm" svg:height="0.265cm" svg:x="4.13cm" svg:y="6.497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9" draw:style-name="gr51" draw:text-style-name="P5" draw:layer="layout" svg:width="1.501cm" svg:height="0.685cm" svg:x="6.452cm" svg:y="6.507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11" draw:style-name="gr52" draw:text-style-name="P27" draw:layer="layout" svg:width="1.483cm" svg:height="0.329cm" svg:x="5.417cm" svg:y="7.6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22" draw:style-name="gr68" draw:text-style-name="P16" draw:layer="layout" svg:width="0.628cm" svg:height="0.356cm" svg:x="5.815cm" svg:y="6.539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11" draw:style-name="gr54" draw:text-style-name="P6" draw:layer="layout" svg:width="0.045cm" svg:height="0.427cm" draw:transform="rotate (-1.5707963267949) translate (5.513cm 6.288cm)">
          <text:p/>
          <draw:enhanced-geometry draw:mirror-horizontal="false" draw:mirror-vertical="false" svg:viewBox="0 0 0 0" draw:text-areas="0 ?f4 ?f9 ?f5" draw:type="ooxml-can" draw:modifiers="1225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5" draw:style-name="gr69" draw:text-style-name="P27" draw:layer="layout" svg:width="1.122cm" svg:height="0.265cm" svg:x="4.108cm" svg:y="6.18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8" draw:style-name="gr56" draw:text-style-name="P27" draw:layer="layout" svg:width="1.934cm" svg:height="0.308cm" svg:x="5.416cm" svg:y="6.139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8" draw:style-name="gr70" draw:text-style-name="P27" draw:layer="layout" svg:width="1.438cm" svg:height="0.203cm" svg:x="5.417cm" svg:y="7.264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15" draw:style-name="gr44" draw:text-style-name="P13" xml:id="id15" draw:id="id15" draw:layer="layout" svg:width="1.773cm" svg:height="2.032cm" svg:x="13.137cm" svg:y="5.369cm">
          <text:p/>
          <draw:enhanced-geometry draw:mirror-horizontal="false" draw:mirror-vertical="false" svg:viewBox="0 0 0 0" drawooo:sub-view-size="1272 3304" draw:text-areas="0 0 ?f0 ?f1" draw:type="ooxml-non-primitive" draw:enhanced-path="M 211 0 C 105 0 0 105 0 211 L 0 3091 C 0 3197 105 3303 211 3303 L 1059 3303 C 1165 3303 1271 3197 1271 3091 L 1271 211 C 1271 105 1165 0 1059 0 L 211 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71" draw:text-style-name="P15" draw:layer="layout" svg:width="3.877cm" svg:height="3.87cm" draw:transform="skewX (-0.000174532925199535) rotate (0.688881455762162) translate (12.236cm 7.246cm)">
          <text:p text:style-name="P2"><text:span text:style-name="T28">LOCAL</text:span></text:p>
          <text:p text:style-name="P2"><text:span text:style-name="T28">WOR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4" draw:text-style-name="P13" xml:id="id16" draw:id="id16" draw:layer="layout" svg:width="1.773cm" svg:height="2.032cm" svg:x="13.137cm" svg:y="8.269cm">
          <text:p/>
          <draw:enhanced-geometry draw:mirror-horizontal="false" draw:mirror-vertical="false" svg:viewBox="0 0 0 0" drawooo:sub-view-size="1272 3304" draw:text-areas="0 0 ?f0 ?f1" draw:type="ooxml-non-primitive" draw:enhanced-path="M 211 0 C 105 0 0 105 0 211 L 0 3091 C 0 3197 105 3303 211 3303 L 1059 3303 C 1165 3303 1271 3197 1271 3091 L 1271 211 C 1271 105 1165 0 1059 0 L 211 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44" draw:text-style-name="P13" xml:id="id17" draw:id="id17" draw:layer="layout" svg:width="1.773cm" svg:height="2.032cm" svg:x="13.137cm" svg:y="11.269cm">
          <text:p/>
          <draw:enhanced-geometry draw:mirror-horizontal="false" draw:mirror-vertical="false" svg:viewBox="0 0 0 0" drawooo:sub-view-size="1272 3304" draw:text-areas="0 0 ?f0 ?f1" draw:type="ooxml-non-primitive" draw:enhanced-path="M 211 0 C 105 0 0 105 0 211 L 0 3091 C 0 3197 105 3303 211 3303 L 1059 3303 C 1165 3303 1271 3197 1271 3091 L 1271 211 C 1271 105 1165 0 1059 0 L 211 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72" draw:text-style-name="P14" draw:layer="layout" svg:width="2.46cm" svg:height="0.318cm" draw:transform="rotate (0.688881455762162) translate (13.036cm 2.609cm)">
          <text:p text:style-name="P4"><text:span text:style-name="T28">GLOBAL</text:span></text:p>
          <text:p text:style-name="P4"><text:span text:style-name="T28">WOR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3" draw:text-style-name="P15" draw:layer="layout" svg:width="2.46cm" svg:height="0.318cm" draw:transform="rotate (0.688881455762162) translate (12.736cm 9.639cm)">
          <text:p text:style-name="P2"><text:span text:style-name="T28">LOCAL</text:span></text:p>
          <text:p text:style-name="P2"><text:span text:style-name="T28">WOR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4" draw:text-style-name="P15" draw:layer="layout" svg:width="2.46cm" svg:height="0.318cm" draw:transform="rotate (0.688881455762162) translate (12.736cm 12.571cm)">
          <text:p text:style-name="P2"><text:span text:style-name="T28">LOCAL</text:span></text:p>
          <text:p text:style-name="P2"><text:span text:style-name="T28">WOR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1" draw:text-style-name="P17" draw:layer="layout" draw:type="curve" svg:x1="13.138cm" svg:y1="2.387cm" svg:x2="13.137cm" svg:y2="6.385cm" draw:end-shape="id15" draw:end-glue-point="3" svg:d="M13138 2387c-754 0-754 3998-1 3998" svg:viewBox="0 0 567 3999">
          <text:p/>
        </draw:connector>
        <draw:connector draw:style-name="gr61" draw:text-style-name="P17" draw:layer="layout" draw:type="curve" draw:line-skew="-0.461cm" svg:x1="13.121cm" svg:y1="2.387cm" svg:x2="13.137cm" svg:y2="9.285cm" draw:end-shape="id16" draw:end-glue-point="3" svg:d="M13121 2387c-1420 0-1428 6898 16 6898" svg:viewBox="0 0 1083 6899">
          <text:p/>
        </draw:connector>
        <draw:connector draw:style-name="gr61" draw:text-style-name="P17" draw:layer="layout" draw:type="curve" draw:line-skew="-1.229cm" svg:x1="13.099cm" svg:y1="2.387cm" svg:x2="13.137cm" svg:y2="12.285cm" draw:end-shape="id17" draw:end-glue-point="3" svg:d="M13099 2387c-2539 0-2558 9898 38 9898" svg:viewBox="0 0 1946 9899">
          <text:p/>
        </draw:connector>
        <draw:connector draw:style-name="gr61" draw:text-style-name="P17" draw:layer="layout" draw:type="curve" svg:x1="14.911cm" svg:y1="6.366cm" svg:x2="14.911cm" svg:y2="2.367cm" svg:d="M14911 6366c751 0 751-3999 0-3999" svg:viewBox="0 0 564 4000">
          <text:p/>
        </draw:connector>
        <draw:connector draw:style-name="gr61" draw:text-style-name="P17" draw:layer="layout" draw:type="curve" draw:line-skew="0.627cm" svg:x1="14.911cm" svg:y1="9.267cm" svg:x2="14.93cm" svg:y2="2.368cm" svg:d="M14911 9267c1399 0 1390-6899 19-6899" svg:viewBox="0 0 1049 6900">
          <text:p/>
        </draw:connector>
        <draw:connector draw:style-name="gr61" draw:text-style-name="P17" draw:layer="layout" draw:type="curve" draw:line-skew="1.331cm" svg:x1="14.911cm" svg:y1="12.267cm" svg:x2="14.941cm" svg:y2="2.369cm" svg:d="M14911 12267c2455 0 2440-9898 30-9898" svg:viewBox="0 0 1840 9899">
          <text:p/>
        </draw:connector>
        <draw:frame draw:style-name="gr75" draw:text-style-name="P29" draw:layer="layout" svg:width="2.255cm" svg:height="1.505cm" svg:x="10.961cm" svg:y="4.297cm">
          <draw:text-box>
            <text:p text:style-name="P28"><text:span text:style-name="T29">re</text:span><text:span text:style-name="T29">mot</text:span><text:span text:style-name="T29">e</text:span></text:p>
            <text:p text:style-name="P28"><text:span text:style-name="T29">tabl</text:span><text:span text:style-name="T29">es</text:span></text:p>
          </draw:text-box>
        </draw:frame>
        <draw:connector draw:style-name="gr61" draw:text-style-name="P17" draw:layer="layout" draw:type="curve" svg:x1="14.911cm" svg:y1="6.366cm" svg:x2="14.911cm" svg:y2="2.367cm" svg:d="M14911 6366c751 0 751-3999 0-3999" svg:viewBox="0 0 564 4000">
          <text:p/>
        </draw:connector>
        <draw:connector draw:style-name="gr61" draw:text-style-name="P17" draw:layer="layout" draw:type="curve" draw:line-skew="0.627cm" svg:x1="14.911cm" svg:y1="9.267cm" svg:x2="14.93cm" svg:y2="2.368cm" svg:d="M14911 9267c1399 0 1390-6899 19-6899" svg:viewBox="0 0 1049 6900">
          <text:p/>
        </draw:connector>
        <draw:connector draw:style-name="gr61" draw:text-style-name="P17" draw:layer="layout" draw:type="curve" draw:line-skew="1.331cm" svg:x1="14.911cm" svg:y1="12.267cm" svg:x2="14.941cm" svg:y2="2.369cm" svg:d="M14911 12267c2455 0 2440-9898 30-9898" svg:viewBox="0 0 1840 9899">
          <text:p/>
        </draw:connector>
        <draw:frame draw:style-name="gr62" draw:text-style-name="P29" draw:layer="layout" svg:width="2.255cm" svg:height="2.132cm" svg:x="15.06cm" svg:y="4.297cm">
          <draw:text-box>
            <text:p text:style-name="P28"><text:span text:style-name="T29">re</text:span><text:span text:style-name="T29">mot</text:span><text:span text:style-name="T29">e</text:span></text:p>
            <text:p text:style-name="P28"><text:span text:style-name="T29">tabl</text:span><text:span text:style-name="T29">es</text:span></text:p>
          </draw:text-box>
        </draw:frame>
        <draw:custom-shape draw:name="CustomShape 16" draw:style-name="gr33" draw:text-style-name="P15" draw:layer="layout" svg:width="2.3cm" svg:height="0.598cm" draw:transform="skewX (0.00436332312998581) rotate (0.218340689424491) translate (4.719cm 5.488cm)">
          <text:p text:style-name="P2"><text:span text:style-name="T27">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7" draw:layer="layout" svg:width="19.798cm" svg:height="11.136cm" svg:x="0.6cm" svg:y="2.257cm" draw:page-number="5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style-name="gr76" draw:text-style-name="P31" xml:id="id26" draw:id="id26" draw:layer="layout" svg:width="1.27cm" svg:height="1.27cm" svg:x="14.383cm" svg:y="2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1" xml:id="id25" draw:id="id25" draw:layer="layout" svg:width="1.27cm" svg:height="1.27cm" svg:x="14.384cm" svg:y="12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1" xml:id="id24" draw:id="id24" draw:layer="layout" svg:width="1.27cm" svg:height="1.27cm" svg:x="14.383cm" svg:y="9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1" xml:id="id22" draw:id="id22" draw:layer="layout" svg:width="1.27cm" svg:height="1.27cm" svg:x="14.382cm" svg:y="6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4" draw:text-style-name="P17" draw:layer="layout" draw:type="line" svg:x1="8.215cm" svg:y1="7.374cm" svg:x2="13.238cm" svg:y2="6.786cm" svg:d="M8215 7374l5023-588" svg:viewBox="0 0 5024 589">
          <text:p/>
        </draw:connector>
        <draw:connector draw:style-name="gr64" draw:text-style-name="P17" draw:layer="layout" draw:type="line" svg:x1="8.215cm" svg:y1="7.326cm" svg:x2="13.238cm" svg:y2="9.687cm" svg:d="M8215 7326l5023 2361" svg:viewBox="0 0 5024 2362">
          <text:p/>
        </draw:connector>
        <draw:connector draw:style-name="gr64" draw:text-style-name="P17" draw:layer="layout" draw:type="line" svg:x1="8.215cm" svg:y1="7.326cm" svg:x2="13.238cm" svg:y2="12.687cm" svg:d="M8215 7326l5023 5361" svg:viewBox="0 0 5024 5362">
          <text:p/>
        </draw:connector>
        <draw:connector draw:style-name="gr65" draw:text-style-name="P30" draw:layer="layout" draw:type="line" svg:x1="8.215cm" svg:y1="7.373cm" svg:x2="13.238cm" svg:y2="3.133cm" svg:d="M8215 7373l5023-4240" svg:viewBox="0 0 5024 4241">
          <text:p/>
        </draw:connector>
        <draw:custom-shape draw:name="CustomShape 1" draw:style-name="gr46" draw:text-style-name="P1" draw:layer="layout" svg:width="4.061cm" svg:height="2.309cm" svg:x="4.153cm" svg:y="6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7" draw:text-style-name="P3" draw:layer="layout" svg:width="2.645cm" svg:height="2.158cm" svg:x="5.426cm" svg:y="6.324cm">
          <text:p text:style-name="P2"><text:span text:style-name="T1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3" draw:style-name="gr48" draw:text-style-name="P6" draw:layer="layout" svg:width="0.03cm" svg:height="0.28cm" draw:transform="rotate (-1.5707963267949) translate (5.028cm 6.658cm)">
          <text:p/>
          <draw:enhanced-geometry draw:mirror-horizontal="false" draw:mirror-vertical="false" svg:viewBox="0 0 0 0" draw:text-areas="0 ?f4 ?f9 ?f5" draw:type="ooxml-can" draw:modifiers="1225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4" draw:style-name="gr78" draw:text-style-name="P3" draw:layer="layout" svg:width="1.151cm" svg:height="0.945cm" svg:x="4.191cm" svg:y="6.413cm">
          <text:p text:style-name="P2"><text:span text:style-name="T3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7" draw:style-name="gr50" draw:text-style-name="P27" draw:layer="layout" svg:width="1.082cm" svg:height="0.265cm" svg:x="4.23cm" svg:y="6.897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9" draw:style-name="gr51" draw:text-style-name="P5" draw:layer="layout" svg:width="1.501cm" svg:height="0.685cm" svg:x="6.552cm" svg:y="6.907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11" draw:style-name="gr52" draw:text-style-name="P27" draw:layer="layout" svg:width="1.483cm" svg:height="0.329cm" svg:x="5.517cm" svg:y="7.999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22" draw:style-name="gr79" draw:text-style-name="P16" draw:layer="layout" svg:width="0.628cm" svg:height="0.356cm" svg:x="5.915cm" svg:y="6.939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11" draw:style-name="gr54" draw:text-style-name="P6" draw:layer="layout" svg:width="0.045cm" svg:height="0.427cm" draw:transform="rotate (-1.5707963267949) translate (5.613cm 6.688cm)">
          <text:p/>
          <draw:enhanced-geometry draw:mirror-horizontal="false" draw:mirror-vertical="false" svg:viewBox="0 0 0 0" draw:text-areas="0 ?f4 ?f9 ?f5" draw:type="ooxml-can" draw:modifiers="1225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5" draw:style-name="gr80" draw:text-style-name="P27" draw:layer="layout" svg:width="1.122cm" svg:height="0.265cm" svg:x="4.208cm" svg:y="6.58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8" draw:style-name="gr56" draw:text-style-name="P27" draw:layer="layout" svg:width="1.934cm" svg:height="0.308cm" svg:x="5.516cm" svg:y="6.539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8" draw:style-name="gr81" draw:text-style-name="P27" draw:layer="layout" svg:width="1.438cm" svg:height="0.203cm" svg:x="5.517cm" svg:y="7.664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CustomShape 15" draw:style-name="gr44" draw:text-style-name="P13" xml:id="id19" draw:id="id19" draw:layer="layout" svg:width="1.773cm" svg:height="2.032cm" svg:x="13.237cm" svg:y="5.769cm">
          <text:p/>
          <draw:enhanced-geometry draw:mirror-horizontal="false" draw:mirror-vertical="false" svg:viewBox="0 0 0 0" drawooo:sub-view-size="1272 3304" draw:text-areas="0 0 ?f0 ?f1" draw:type="ooxml-non-primitive" draw:enhanced-path="M 211 0 C 105 0 0 105 0 211 L 0 3091 C 0 3197 105 3303 211 3303 L 1059 3303 C 1165 3303 1271 3197 1271 3091 L 1271 211 C 1271 105 1165 0 1059 0 L 211 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82" draw:text-style-name="P15" draw:layer="layout" svg:width="2.46cm" svg:height="0.318cm" draw:transform="rotate (0.688881455762162) translate (12.836cm 7.108cm)">
          <text:p text:style-name="P2"><text:span text:style-name="T28">LOCAL</text:span></text:p>
          <text:p text:style-name="P2"><text:span text:style-name="T28">WOR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4" draw:text-style-name="P13" xml:id="id20" draw:id="id20" draw:layer="layout" svg:width="1.773cm" svg:height="2.032cm" svg:x="13.237cm" svg:y="8.669cm">
          <text:p/>
          <draw:enhanced-geometry draw:mirror-horizontal="false" draw:mirror-vertical="false" svg:viewBox="0 0 0 0" drawooo:sub-view-size="1272 3304" draw:text-areas="0 0 ?f0 ?f1" draw:type="ooxml-non-primitive" draw:enhanced-path="M 211 0 C 105 0 0 105 0 211 L 0 3091 C 0 3197 105 3303 211 3303 L 1059 3303 C 1165 3303 1271 3197 1271 3091 L 1271 211 C 1271 105 1165 0 1059 0 L 211 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44" draw:text-style-name="P13" xml:id="id21" draw:id="id21" draw:layer="layout" svg:width="1.773cm" svg:height="2.032cm" svg:x="13.237cm" svg:y="11.669cm">
          <text:p/>
          <draw:enhanced-geometry draw:mirror-horizontal="false" draw:mirror-vertical="false" svg:viewBox="0 0 0 0" drawooo:sub-view-size="1272 3304" draw:text-areas="0 0 ?f0 ?f1" draw:type="ooxml-non-primitive" draw:enhanced-path="M 211 0 C 105 0 0 105 0 211 L 0 3091 C 0 3197 105 3303 211 3303 L 1059 3303 C 1165 3303 1271 3197 1271 3091 L 1271 211 C 1271 105 1165 0 1059 0 L 211 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83" draw:text-style-name="P6" xml:id="id18" draw:id="id18" draw:layer="layout" svg:width="1.773cm" svg:height="2.032cm" svg:x="13.237cm" svg:y="1.77cm">
          <text:p/>
          <draw:enhanced-geometry draw:mirror-horizontal="false" draw:mirror-vertical="false" svg:viewBox="0 0 0 0" drawooo:sub-view-size="1272 3304" draw:text-areas="0 0 ?f0 ?f1" draw:type="ooxml-non-primitive" draw:enhanced-path="M 211 0 C 105 0 0 105 0 211 L 0 3091 C 0 3197 105 3303 211 3303 L 1059 3303 C 1165 3303 1271 3197 1271 3091 L 1271 211 C 1271 105 1165 0 1059 0 L 211 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84" draw:text-style-name="P14" draw:layer="layout" svg:width="2.46cm" svg:height="0.318cm" draw:transform="rotate (0.688881455762162) translate (13.136cm 3.009cm)">
          <text:p text:style-name="P4"><text:span text:style-name="T28">GLOBAL</text:span></text:p>
          <text:p text:style-name="P4"><text:span text:style-name="T28">WOR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5" draw:text-style-name="P15" draw:layer="layout" svg:width="2.46cm" svg:height="0.318cm" draw:transform="rotate (0.688881455762162) translate (12.836cm 10.039cm)">
          <text:p text:style-name="P2"><text:span text:style-name="T28">LOCAL</text:span></text:p>
          <text:p text:style-name="P2"><text:span text:style-name="T28">WOR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6" draw:text-style-name="P15" draw:layer="layout" svg:width="2.46cm" svg:height="0.318cm" draw:transform="rotate (0.688881455762162) translate (12.836cm 12.971cm)">
          <text:p text:style-name="P2"><text:span text:style-name="T28">LOCAL</text:span></text:p>
          <text:p text:style-name="P2"><text:span text:style-name="T28">WOR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1" draw:text-style-name="P17" draw:layer="layout" draw:type="curve" svg:x1="13.237cm" svg:y1="2.786cm" svg:x2="13.237cm" svg:y2="6.785cm" draw:start-shape="id18" draw:start-glue-point="3" draw:end-shape="id19" draw:end-glue-point="3" svg:d="M13237 2786c-753 0-753 3999 0 3999" svg:viewBox="0 0 566 4000">
          <text:p/>
        </draw:connector>
        <draw:connector draw:style-name="gr61" draw:text-style-name="P17" draw:layer="layout" draw:type="curve" draw:line-skew="-0.461cm" svg:x1="13.221cm" svg:y1="2.787cm" svg:x2="13.237cm" svg:y2="9.685cm" draw:end-shape="id20" draw:end-glue-point="3" svg:d="M13221 2787c-1420 0-1428 6898 16 6898" svg:viewBox="0 0 1083 6899">
          <text:p/>
        </draw:connector>
        <draw:connector draw:style-name="gr61" draw:text-style-name="P17" draw:layer="layout" draw:type="curve" draw:line-skew="-1.229cm" svg:x1="13.199cm" svg:y1="2.787cm" svg:x2="13.237cm" svg:y2="12.685cm" draw:end-shape="id21" draw:end-glue-point="3" svg:d="M13199 2787c-2539 0-2558 9898 38 9898" svg:viewBox="0 0 1946 9899">
          <text:p/>
        </draw:connector>
        <draw:frame draw:style-name="gr75" draw:text-style-name="P29" draw:layer="layout" svg:width="2.255cm" svg:height="1.505cm" svg:x="11.061cm" svg:y="4.697cm">
          <draw:text-box>
            <text:p text:style-name="P28"><text:span text:style-name="T29">re</text:span><text:span text:style-name="T29">mo</text:span><text:span text:style-name="T29">te</text:span></text:p>
            <text:p text:style-name="P28"><text:span text:style-name="T29">tab</text:span><text:span text:style-name="T29">les</text:span></text:p>
          </draw:text-box>
        </draw:frame>
        <draw:connector draw:style-name="gr61" draw:text-style-name="P17" draw:layer="layout" draw:type="curve" svg:x1="15.652cm" svg:y1="6.976cm" svg:x2="19.446cm" svg:y2="7.927cm" draw:start-shape="id22" draw:start-glue-point="10" draw:end-shape="id23" draw:end-glue-point="8" svg:d="M15652 6976c1513 0 1261 727 1831 1153s1963 551 1963-202" svg:viewBox="0 0 3795 1495">
          <text:p/>
        </draw:connector>
        <draw:connector draw:style-name="gr61" draw:text-style-name="P17" draw:layer="layout" draw:type="curve" svg:x1="15.653cm" svg:y1="9.876cm" svg:x2="19.446cm" svg:y2="7.927cm" draw:start-shape="id24" draw:start-glue-point="10" draw:end-shape="id23" draw:end-glue-point="8" svg:d="M15653 9876c2529 0 3793-649 3793-1949" svg:viewBox="0 0 3794 1950">
          <text:p/>
        </draw:connector>
        <draw:connector draw:style-name="gr61" draw:text-style-name="P17" draw:layer="layout" draw:type="curve" svg:x1="15.654cm" svg:y1="12.877cm" svg:x2="19.446cm" svg:y2="7.927cm" draw:start-shape="id25" draw:start-glue-point="10" draw:end-shape="id23" draw:end-glue-point="8" svg:d="M15654 12877c2528 0 3792-1650 3792-4950" svg:viewBox="0 0 3793 4951">
          <text:p/>
        </draw:connector>
        <draw:custom-shape draw:style-name="gr87" draw:text-style-name="P33" xml:id="id23" draw:id="id23" draw:layer="layout" svg:width="3.556cm" svg:height="3.556cm" svg:x="17.668cm" svg:y="4.371cm">
          <text:p text:style-name="P32">SMPC</text:p>
          <text:p text:style-name="P32">clus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17" draw:layer="layout" draw:type="curve" svg:x1="19.446cm" svg:y1="4.371cm" svg:x2="15.653cm" svg:y2="2.977cm" draw:start-shape="id23" draw:start-glue-point="4" draw:end-shape="id26" draw:end-glue-point="10" svg:d="M19446 4371c0-930-1264-1394-3793-1394" svg:viewBox="0 0 3794 1395">
          <text:p/>
        </draw:connector>
        <draw:frame draw:style-name="gr88" draw:text-style-name="P19" draw:layer="layout" svg:width="5.08cm" svg:height="2.471cm" svg:x="7.811cm" svg:y="0.269cm">
          <draw:text-box>
            <text:p text:style-name="P18"><text:span text:style-name="T30">* </text:span><text:span text:style-name="T30">GL</text:span><text:span text:style-name="T30">OB</text:span><text:span text:style-name="T30">AL </text:span><text:span text:style-name="T30">wor</text:span><text:span text:style-name="T30">ker </text:span><text:span text:style-name="T30">API </text:span><text:span text:style-name="T30">will </text:span><text:span text:style-name="T30">not </text:span><text:span text:style-name="T30">pro</text:span><text:span text:style-name="T30">vid</text:span><text:span text:style-name="T30">e </text:span><text:span text:style-name="T30">cre</text:span><text:span text:style-name="T30">ate </text:span><text:span text:style-name="T30">rem</text:span><text:span text:style-name="T30">ote </text:span><text:span text:style-name="T30">tabl</text:span><text:span text:style-name="T30">es </text:span><text:span text:style-name="T30">fun</text:span><text:span text:style-name="T30">ctio</text:span><text:span text:style-name="T30">nalit</text:span><text:span text:style-name="T30">y</text:span></text:p>
          </draw:text-box>
        </draw:frame>
        <draw:custom-shape draw:name="CustomShape 16" draw:style-name="gr33" draw:text-style-name="P15" draw:layer="layout" svg:width="2.3cm" svg:height="0.598cm" draw:transform="skewX (0.00436332312998581) rotate (0.218340689424491) translate (4.719cm 5.888cm)">
          <text:p text:style-name="P2"><text:span text:style-name="T27">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7" draw:layer="layout" svg:width="19.798cm" svg:height="11.136cm" svg:x="0.6cm" svg:y="2.257cm" draw:page-number="6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ejaVu Sans" svg:font-family="'DejaVu Sans'"/>
    <style:font-face style:name="Noto Sans CJK SC1" svg:font-family="'Noto Sans CJK S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4" draw:display-name="Gradient 4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5" draw:display-name="Dashed (var) 5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stroke-dash="Dashed_20__28_var_29__20_5" svg:stroke-color="#000000" draw:fill="none" draw:fill-gradient-name="Gradient_20_4" draw:fill-hatch-name="Hatching_20_1" draw:fill-image-name="Bitmap_20_1" fo:padding-top="-0.254cm" draw:start-line-spacing-horizontal="0.305cm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198cm" svg:height="2.629cm" svg:x="1.399cm" svg:y="0.627cm" presentation:class="title" presentation:placeholder="true">
        <draw:text-box/>
      </draw:frame>
      <draw:frame presentation:style-name="Blank_20_Slide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4T19:37:19.378924841</meta:creation-date>
    <dc:date>2021-01-14T19:41:42.813294416</dc:date>
    <meta:editing-duration>PT4M21S</meta:editing-duration>
    <meta:editing-cycles>6</meta:editing-cycles>
    <meta:generator>LibreOffice/6.0.7.3$Linux_X86_64 LibreOffice_project/00m0$Build-3</meta:generator>
    <meta:document-statistic meta:object-count="212"/>
  </office:meta>
</office:document-meta>
</file>